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fill="solid" draw:fill-color="#000000"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fo:min-height="12.25cm"/>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stroke="solid" svg:stroke-color="#000000" draw:fill="none" draw:fill-color="#ffffff" draw:textarea-horizontal-align="left" draw:auto-grow-height="true" draw:auto-grow-width="true" fo:min-height="0cm" fo:min-width="0cm"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0.55cm" fo:min-width="2.04cm" draw:shadow="hidden"/>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cm" draw:shadow="hidden"/>
    </style:style>
    <style:style style:name="gr12" style:family="graphic" style:parent-style-name="standard">
      <style:graphic-properties draw:marker-start="Arrow" draw:marker-end=""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marker-end=""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16" style:family="graphic" style:parent-style-name="standard">
      <style:graphic-properties draw:marker-end="Arrow"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158cm" fo:min-width="0cm" draw:shadow="hidden"/>
    </style:style>
    <style:style style:name="gr18"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221cm" fo:min-width="2.473cm" draw:shadow="hidden"/>
    </style:style>
    <style:style style:name="gr20" style:family="graphic" style:parent-style-name="standard">
      <style:graphic-properties draw:stroke="none" svg:stroke-color="#000000" draw:fill="none" draw:fill-color="#ffffff" draw:textarea-horizontal-align="left" draw:auto-grow-height="true" draw:auto-grow-width="true" fo:min-height="0.385cm" fo:min-width="0.135cm" draw:shadow="hidden"/>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77cm"/>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0.314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786cm"/>
    </style:style>
    <style:style style:name="gr25" style:family="graphic" style:parent-style-name="standard">
      <style:graphic-properties draw:stroke="none" svg:stroke-color="#000000" draw:fill="none" draw:fill-color="#ffffff" draw:textarea-horizontal-align="left" draw:auto-grow-height="true" draw:auto-grow-width="false" fo:min-height="0.385cm" fo:min-width="0.135cm"/>
    </style:style>
    <style:style style:name="gr26" style:family="graphic" style:parent-style-name="standard">
      <style:graphic-properties draw:stroke="none" svg:stroke-color="#000000" draw:fill="none" draw:fill-color="#ffffff" draw:textarea-horizontal-align="left" draw:auto-grow-height="true" draw:auto-grow-width="false" fo:min-height="0.412cm" fo:min-width="0.135cm"/>
    </style:style>
    <style:style style:name="gr27" style:family="graphic" style:parent-style-name="standard">
      <style:graphic-properties draw:fill="solid" draw:fill-color="#ffffff" draw:textarea-horizontal-align="center" draw:textarea-vertical-align="middle"/>
    </style:style>
    <style:style style:name="gr28" style:family="graphic" style:parent-style-name="standard">
      <style:graphic-properties draw:stroke="solid" svg:stroke-color="#000000" draw:fill="none" draw:fill-color="#ffffff" draw:textarea-horizontal-align="left" draw:auto-grow-height="true" draw:auto-grow-width="false" fo:min-height="1.655cm" fo:min-width="5.85cm"/>
    </style:style>
    <style:style style:name="gr29" style:family="graphic" style:parent-style-name="standard">
      <style:graphic-properties draw:stroke="none" svg:stroke-color="#000000" draw:fill="none" draw:fill-color="#ffffff" draw:textarea-horizontal-align="left" draw:auto-grow-height="true" draw:auto-grow-width="false" fo:min-height="0.25cm" fo:min-width="1.405cm" draw:shadow="hidden"/>
    </style:style>
    <style:style style:name="gr30" style:family="graphic" style:parent-style-name="standard">
      <style:graphic-properties draw:stroke="none" svg:stroke-color="#000000" draw:fill="none" draw:fill-color="#ffffff" draw:textarea-horizontal-align="left" draw:auto-grow-height="true" draw:auto-grow-width="true" fo:min-height="0.25cm" fo:min-width="0cm" draw:shadow="hidden"/>
    </style:style>
    <style:style style:name="gr31" style:family="graphic" style:parent-style-name="standard">
      <style:graphic-properties draw:stroke="solid" svg:stroke-color="#000000" draw:fill="none" draw:fill-color="#ffffff" draw:textarea-horizontal-align="left" draw:auto-grow-height="true" draw:auto-grow-width="true" fo:min-height="0cm" fo:min-width="2.04cm" draw:shadow="hidden"/>
    </style:style>
    <style:style style:name="gr32" style:family="graphic" style:parent-style-name="standard">
      <style:graphic-properties draw:stroke="none" svg:stroke-color="#000000" draw:fill="none" draw:fill-color="#ffffff" draw:textarea-horizontal-align="left" draw:auto-grow-height="true" draw:auto-grow-width="true" fo:min-height="0.402cm" fo:min-width="0cm" draw:shadow="hidden"/>
    </style:style>
    <style:style style:name="gr33" style:family="graphic" style:parent-style-name="standard">
      <style:graphic-properties draw:fill="solid" draw:fill-color="#ffffff" draw:textarea-horizontal-align="center" draw:textarea-vertical-align="middle" draw:shadow="hidden"/>
    </style:style>
    <style:style style:name="gr34" style:family="graphic" style:parent-style-name="standard">
      <style:graphic-properties draw:marker-start="Arrow" draw:fill="solid" draw:fill-color="#ffffff" draw:textarea-horizontal-align="center" draw:textarea-vertical-align="middle" draw:shadow="hidden"/>
    </style:style>
    <style:style style:name="gr3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36" style:family="graphic" style:parent-style-name="standard">
      <style:graphic-properties draw:stroke="none" svg:stroke-color="#000000" draw:fill="none" draw:fill-color="#ffffff" fo:min-height="0.385cm"/>
    </style:style>
    <style:style style:name="gr37" style:family="graphic" style:parent-style-name="standard">
      <style:graphic-properties draw:stroke="none" svg:stroke-color="#000000" draw:fill="none" draw:fill-color="#ffffff" draw:textarea-horizontal-align="left" draw:auto-grow-height="true" draw:auto-grow-width="true" fo:min-height="0.25cm" fo:min-width="0.268cm"/>
    </style:style>
    <style:style style:name="gr38" style:family="graphic" style:parent-style-name="standard">
      <style:graphic-properties draw:stroke="none" svg:stroke-color="#000000" draw:fill="none" draw:fill-color="#ffffff" draw:textarea-horizontal-align="left" draw:auto-grow-height="true" draw:auto-grow-width="true" fo:min-height="0.25cm" fo:min-width="0.556cm"/>
    </style:style>
    <style:style style:name="gr39" style:family="graphic" style:parent-style-name="standard">
      <style:graphic-properties draw:marker-end="Arrow" draw:fill="solid" draw:fill-color="#ffffff" draw:textarea-horizontal-align="center" draw:textarea-vertical-align="middle" draw:shadow="hidden"/>
    </style:style>
    <style:style style:name="gr40" style:family="graphic" style:parent-style-name="standard">
      <style:graphic-properties draw:stroke="solid" svg:stroke-color="#000000" draw:fill="none" draw:fill-color="#ffffff" draw:textarea-horizontal-align="left" draw:auto-grow-height="true" draw:auto-grow-width="true" fo:min-height="0cm" fo:min-width="2.5cm" draw:shadow="hidden"/>
    </style:style>
    <style:style style:name="gr41" style:family="graphic" style:parent-style-name="standard">
      <style:graphic-properties draw:stroke="none" svg:stroke-color="#000000" draw:fill="none" draw:fill-color="#ffffff" draw:textarea-horizontal-align="left" draw:auto-grow-height="true" draw:auto-grow-width="true" fo:min-height="0.385cm" fo:min-width="0cm" draw:shadow="hidden"/>
    </style:style>
    <style:style style:name="gr42" style:family="graphic" style:parent-style-name="standard">
      <style:graphic-properties draw:marker-start="" draw:marker-end="Arrow" draw:fill="solid" draw:fill-color="#ffffff" draw:textarea-horizontal-align="center" draw:textarea-vertical-align="middle" draw:shadow="hidden"/>
    </style:style>
    <style:style style:name="gr43" style:family="graphic" style:parent-style-name="standard">
      <style:graphic-properties draw:marker-start="Arrow" draw:textarea-horizontal-align="center" draw:textarea-vertical-align="middle"/>
    </style:style>
    <style:style style:name="gr44" style:family="graphic" style:parent-style-name="standard">
      <style:graphic-properties draw:marker-start="Arrow" draw:marker-end="" draw:fill="solid" draw:fill-color="#000000" draw:textarea-horizontal-align="center"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cm" fo:min-width="1cm" draw:shadow="hidden"/>
    </style:style>
    <style:style style:name="gr46" style:family="graphic" style:parent-style-name="standard">
      <style:graphic-properties draw:stroke="none" svg:stroke-color="#000000" draw:fill="none" draw:fill-color="#ffffff" draw:textarea-horizontal-align="left" draw:auto-grow-height="true" draw:auto-grow-width="false" fo:min-height="0.25cm" fo:min-width="0.77cm"/>
    </style:style>
    <style:style style:name="gr47" style:family="graphic" style:parent-style-name="standard">
      <style:graphic-properties draw:stroke="none" svg:stroke-color="#000000" draw:fill="none" draw:fill-color="#ffffff" draw:textarea-horizontal-align="left" draw:auto-grow-height="true" draw:auto-grow-width="false" fo:min-height="0.25cm" fo:min-width="3.31cm"/>
    </style:style>
    <style:style style:name="gr48" style:family="graphic" style:parent-style-name="standard">
      <style:graphic-properties draw:stroke="solid" svg:stroke-color="#000000" draw:fill="none" draw:fill-color="#ffffff" draw:textarea-horizontal-align="left" draw:auto-grow-height="true" draw:auto-grow-width="true" fo:min-height="0.25cm" fo:min-width="0cm"/>
    </style:style>
    <style:style style:name="gr49" style:family="graphic" style:parent-style-name="standard">
      <style:graphic-properties draw:stroke="none" svg:stroke-color="#000000" draw:fill="none" draw:fill-color="#ffffff" draw:textarea-horizontal-align="left" draw:auto-grow-height="true" draw:auto-grow-width="true" fo:min-height="0.25cm" fo:min-width="6.271cm"/>
    </style:style>
    <style:style style:name="gr50" style:family="graphic" style:parent-style-name="standard">
      <style:graphic-properties draw:fill="solid" draw:fill-color="#000000" draw:textarea-horizontal-align="center"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25cm" fo:min-width="1.703cm"/>
    </style:style>
    <style:style style:name="gr52" style:family="graphic" style:parent-style-name="standard">
      <style:graphic-properties draw:marker-end="" draw:marker-end-width="0.3cm" draw:textarea-horizontal-align="center" draw:textarea-vertical-align="middle"/>
    </style:style>
    <style:style style:name="gr53" style:family="graphic" style:parent-style-name="standard">
      <style:graphic-properties draw:marker-start="" draw:marker-end="" draw:marker-end-width="0.3cm"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cm" fo:min-width="2.134cm"/>
    </style:style>
    <style:style style:name="gr55" style:family="graphic" style:parent-style-name="standard">
      <style:graphic-properties draw:stroke="solid" svg:stroke-color="#000000" draw:fill="none" draw:fill-color="#ffffff" draw:textarea-horizontal-align="left" draw:auto-grow-height="true" draw:auto-grow-width="false" fo:min-height="0cm" fo:min-width="1.405cm"/>
    </style:style>
    <style:style style:name="gr56" style:family="graphic" style:parent-style-name="standard">
      <style:graphic-properties draw:stroke="none" svg:stroke-color="#000000" draw:fill="none" draw:fill-color="#ffffff" draw:textarea-horizontal-align="left" draw:auto-grow-height="true" draw:auto-grow-width="true" fo:min-height="0cm" fo:min-width="0.135cm"/>
    </style:style>
    <style:style style:name="gr57" style:family="graphic" style:parent-style-name="standard">
      <style:graphic-properties draw:stroke="none" svg:stroke-color="#000000" draw:fill="none" draw:fill-color="#ffffff" draw:textarea-horizontal-align="left" draw:auto-grow-height="true" draw:auto-grow-width="true" fo:min-height="0.312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0.05cm" fo:min-width="1.8cm"/>
    </style:style>
    <style:style style:name="gr59" style:family="graphic" style:parent-style-name="standard">
      <style:graphic-properties draw:stroke="none" svg:stroke-color="#000000" draw:fill="none" draw:fill-color="#ffffff" draw:textarea-horizontal-align="left" draw:auto-grow-height="true" draw:auto-grow-width="true" fo:min-height="0.25cm" fo:min-width="2cm"/>
    </style:style>
    <style:style style:name="gr60" style:family="graphic" style:parent-style-name="standard">
      <style:graphic-properties draw:marker-end="Arrow" draw:marker-end-width="0.3cm" draw:fill="solid" draw:fill-color="#000000" draw:textarea-horizontal-align="center" draw:textarea-vertical-align="middle"/>
    </style:style>
    <style:style style:name="gr61" style:family="graphic" style:parent-style-name="standard">
      <style:graphic-properties draw:fill="solid" draw:fill-color="#ffffff" draw:textarea-vertical-align="middle" draw:auto-grow-height="false" fo:min-height="0.749cm" fo:min-width="0.499cm"/>
    </style:style>
    <style:style style:name="gr62" style:family="graphic" style:parent-style-name="standard">
      <style:graphic-properties draw:marker-end="Arrow" draw:marker-end-width="0.3cm" draw:fill="solid" draw:fill-color="#ffffff" draw:textarea-horizontal-align="center" draw:textarea-vertical-align="middle"/>
    </style:style>
    <style:style style:name="gr63" style:family="graphic" style:parent-style-name="standard">
      <style:graphic-properties draw:fill="solid" draw:fill-color="#000000" draw:textarea-vertical-align="middle" draw:auto-grow-height="false" fo:min-height="0.749cm" fo:min-width="0.499cm"/>
    </style:style>
    <style:style style:name="gr64" style:family="graphic" style:parent-style-name="standard">
      <style:graphic-properties draw:fill="solid" draw:fill-color="#ffffff" draw:textarea-horizontal-align="justify" draw:textarea-vertical-align="middle" draw:auto-grow-height="false"/>
    </style:style>
    <style:style style:name="gr65" style:family="graphic" style:parent-style-name="standard">
      <style:graphic-properties draw:fill="solid" draw:fill-color="#cccccc" draw:textarea-horizontal-align="justify" draw:textarea-vertical-align="middle" draw:auto-grow-height="false"/>
    </style:style>
    <style:style style:name="gr66" style:family="graphic" style:parent-style-name="standard">
      <style:graphic-properties draw:stroke="dash" draw:stroke-dash="Fine_20_Dashed" svg:stroke-width="0.152cm" svg:stroke-color="#cccccc" draw:marker-start-width="0.427cm" draw:marker-end-width="0.427cm" draw:fill="solid" draw:fill-color="#e6e6e6" draw:textarea-horizontal-align="center" draw:textarea-vertical-align="middle" fo:padding-top="0.2cm" fo:padding-bottom="0.2cm" fo:padding-left="0.325cm" fo:padding-right="0.325cm"/>
    </style:style>
    <style:style style:name="gr67" style:family="graphic" style:parent-style-name="standard">
      <style:graphic-properties svg:stroke-color="#ff0000" draw:marker-end="Arrow" draw:marker-end-width="0.3cm" draw:textarea-horizontal-align="center" draw:textarea-vertical-align="middle"/>
    </style:style>
    <style:style style:name="gr68" style:family="graphic" style:parent-style-name="standard">
      <style:graphic-properties svg:stroke-color="#000000" draw:marker-end="Arrow" draw:marker-end-width="0.3cm" draw:textarea-horizontal-align="center" draw:textarea-vertical-align="middle"/>
    </style:style>
    <style:style style:name="gr69" style:family="graphic" style:parent-style-name="standard">
      <style:graphic-properties svg:stroke-color="#ff00ff" draw:marker-end="Arrow" draw:marker-end-width="0.3cm" draw:textarea-horizontal-align="center" draw:textarea-vertical-align="middle"/>
    </style:style>
    <style:style style:name="gr70" style:family="graphic" style:parent-style-name="standard">
      <style:graphic-properties draw:stroke="dash" draw:stroke-dash="Ultrafine_20_Dashed" draw:fill="solid" draw:fill-color="#ffffff" draw:textarea-horizontal-align="justify" draw:textarea-vertical-align="middle" draw:auto-grow-height="false"/>
    </style:style>
    <style:style style:name="gr71" style:family="graphic" style:parent-style-name="standard">
      <style:graphic-properties svg:stroke-color="#00ff00" draw:marker-end="Arrow" draw:marker-end-width="0.3cm" draw:textarea-horizontal-align="center" draw:textarea-vertical-align="middle"/>
    </style:style>
    <style:style style:name="gr72" style:family="graphic" style:parent-style-name="standard">
      <style:graphic-properties draw:stroke="solid" draw:stroke-dash="Ultrafine_20_Dashed" draw:fill="solid" draw:fill-color="#ffffff" draw:textarea-horizontal-align="justify" draw:textarea-vertical-align="middle" draw:auto-grow-height="false"/>
    </style:style>
    <style:style style:name="P1" style:family="paragraph">
      <style:paragraph-properties fo:margin-left="0cm" fo:margin-right="0cm" fo:text-indent="0cm"/>
    </style:style>
    <style:style style:name="P2" style:family="paragraph">
      <style:text-properties fo:font-style="italic" style:font-style-asian="italic" style:font-style-complex="italic"/>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tyle="italic" style:font-style-asian="italic" style:font-style-complex="italic"/>
    </style:style>
    <style:style style:name="P8" style:family="paragraph">
      <style:paragraph-properties fo:margin-left="0cm" fo:margin-right="0cm" fo:text-indent="0cm"/>
      <style:text-properties fo:font-style="italic" style:font-style-asian="italic" style:font-style-complex="italic"/>
    </style:style>
    <style:style style:name="P9" style:family="paragraph">
      <style:paragraph-properties fo:text-align="center"/>
      <style:text-properties fo:font-style="italic" style:font-style-asian="italic" style:font-style-complex="italic"/>
    </style:style>
    <style:style style:name="P10" style:family="paragraph">
      <style:paragraph-properties fo:margin-left="0cm" fo:margin-right="0cm" fo:text-indent="0cm"/>
      <style:text-properties fo:font-size="10pt" style:font-size-asian="10pt" style:font-size-complex="10pt"/>
    </style:style>
    <style:style style:name="P11" style:family="paragraph">
      <style:paragraph-properties fo:margin-left="0cm" fo:margin-right="0cm" fo:text-indent="0cm"/>
      <style:text-properties fo:font-size="10pt" fo:font-style="italic" style:font-size-asian="10pt" style:font-style-asian="italic" style:font-size-complex="10pt" style:font-style-complex="italic"/>
    </style:style>
    <style:style style:name="P12" style:family="paragraph">
      <style:paragraph-properties fo:margin-left="0cm" fo:margin-right="0cm" fo:text-align="center" fo:text-indent="0cm"/>
      <style:text-properties fo:font-style="normal" style:font-style-asian="normal" style:font-style-complex="normal"/>
    </style:style>
    <style:style style:name="P13" style:family="paragraph">
      <style:paragraph-properties fo:margin-left="0cm" fo:margin-right="0cm" fo:text-indent="0cm"/>
      <style:text-properties fo:font-family="'DejaVu Sans Mono'" style:font-family-generic="swiss" style:font-pitch="fixe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style:font-style-asian="normal" style:font-style-complex="normal"/>
    </style:style>
    <style:style style:name="T6" style:family="text">
      <style:text-properties fo:font-family="'DejaVu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Set Statement" draw:style-name="dp1" draw:master-page-name="Default">
        <office:forms form:automatic-focus="false" form:apply-design-mode="false"/>
        <draw:frame draw:style-name="gr1" draw:text-style-name="P1" draw:layer="layout" svg:width="3.186cm" svg:height="0.662cm" svg:x="1cm" svg:y="6.5cm">
          <draw:text-box>
            <text:p text:style-name="P1">SET Statement</text:p>
          </draw:text-box>
        </draw:frame>
        <draw:frame draw:style-name="gr2" draw:id="id1" draw:layer="layout" svg:width="1.234cm" svg:height="0.662cm" svg:x="2cm" svg:y="8.5cm">
          <draw:text-box>
            <text:p text:style-name="P1">SET</text:p>
          </draw:text-box>
        </draw:frame>
        <draw:frame draw:style-name="gr2" draw:text-style-name="P2" draw:id="id2" draw:layer="layout" svg:width="1.946cm" svg:height="0.662cm" svg:x="4.5cm" svg:y="8.5cm">
          <draw:text-box>
            <text:p text:style-name="P1"><text:span text:style-name="T1">variable</text:span></text:p>
          </draw:text-box>
        </draw:frame>
        <draw:connector draw:style-name="gr3" draw:text-style-name="P3" draw:layer="layout" svg:x1="3.234cm" svg:y1="8.831cm" svg:x2="4.5cm" svg:y2="8.831cm" draw:start-shape="id1" draw:start-glue-point="1" draw:end-shape="id2" draw:end-glue-point="3" svg:d="m3234 8831h1266">
          <text:p/>
        </draw:connector>
        <draw:frame draw:style-name="gr2" draw:text-style-name="P2" draw:id="id3" draw:layer="layout" svg:width="1.455cm" svg:height="0.662cm" svg:x="7.5cm" svg:y="8.5cm">
          <draw:text-box>
            <text:p text:style-name="P1"><text:span text:style-name="T1">value</text:span></text:p>
          </draw:text-box>
        </draw:frame>
        <draw:connector draw:style-name="gr3" draw:text-style-name="P3" draw:layer="layout" svg:x1="6.446cm" svg:y1="8.831cm" svg:x2="7.5cm" svg:y2="8.831cm" draw:start-shape="id2" draw:start-glue-point="1" draw:end-shape="id3" draw:end-glue-point="3" svg:d="m6446 8831h1054">
          <text:p/>
        </draw:connector>
        <draw:frame draw:style-name="gr2" draw:id="id4" draw:layer="layout" svg:width="0.621cm" svg:height="0.662cm" svg:x="10cm" svg:y="8.5cm">
          <draw:text-box>
            <text:p text:style-name="P1">;</text:p>
          </draw:text-box>
        </draw:frame>
        <draw:connector draw:style-name="gr3" draw:text-style-name="P3" draw:layer="layout" svg:x1="8.955cm" svg:y1="8.831cm" svg:x2="10cm" svg:y2="8.831cm" draw:start-shape="id3" draw:start-glue-point="1" draw:end-shape="id4" draw:end-glue-point="3" svg:d="m8955 8831h1045">
          <text:p/>
        </draw:connector>
        <draw:custom-shape draw:style-name="gr4" draw:text-style-name="P5" draw:layer="layout" svg:width="5.715cm" svg:height="2.54cm" svg:x="1.665cm" svg:y="1.46cm">
          <text:p text:style-name="P4">struct Stmt_Set {</text:p>
          <text:p text:style-name="P4"><text:tab/>int<text:tab/>var_idx;</text:p>
          <text:p text:style-name="P4"><text:tab/>char<text:tab/>*value;</text:p>
          <text:p text:style-name="P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8.985cm" svg:height="4.04cm" svg:x="17.5cm" svg:y="1.46cm">
          <text:p text:style-name="P4">Variable index :</text:p>
          <text:p text:style-name="P4"/>
          <text:p text:style-name="P4">SET_FILE_BUFFER_SIZE<text:tab/><text:tab/><text:tab/>: 0,</text:p>
          <text:p text:style-name="P4">SET_PROC_CMP_CASE_SENSITIVE</text:p>
          <text:p text:style-name="P4">SET_PROC_CMP_CASE_NOTSENSITIVE</text:p>
          <text:p text:style-name="P4">SET_PROC_MAX</text:p>
          <text:p text:style-name="P4">SET_PROC_MAX_ROW</text:p>
          <text:p text:style-name="P4">SET_PROC_TMP_DI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9cm" svg:height="4cm" svg:x="8cm" svg:y="1.5cm">
          <text:p text:style-name="P4">Variable :</text:p>
          <text:p text:style-name="P4"/>
          <text:p text:style-name="P4">FILE_BUFFER_SIZE</text:p>
          <text:p text:style-name="P4">PROCESS_COMPARE_CASE_SENSITIVE</text:p>
          <text:p text:style-name="P4">PROCESS_COMPARE_CASE_NOTSENSITIVE</text:p>
          <text:p text:style-name="P4">PROCESS_MAX</text:p>
          <text:p text:style-name="P4">PROCESS_MAX_ROW</text:p>
          <text:p text:style-name="P4">PROCESS_TEMPORARY_DIREC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6.5cm" svg:height="12.5cm" svg:x="1.5cm" svg:y="10.5cm">
          <draw:text-box>
            <text:p text:style-name="P1"><text:span text:style-name="T2">Variable value</text:span></text:p>
            <text:p text:style-name="P1"/>
            <text:p text:style-name="P1">FILE_BUFFER_SIZE<text:tab/><text:tab/><text:tab/><text:tab/>&lt;integer&gt;</text:p>
            <text:p text:style-name="P1"/>
            <text:p text:style-name="P1">PROCESS_MAX<text:tab/><text:tab/><text:tab/><text:tab/>&lt;integer&gt;</text:p>
            <text:p text:style-name="P1"/>
            <text:p text:style-name="P1">PROCESS_MAX_ROW<text:tab/><text:tab/><text:tab/>&lt;integer&gt;</text:p>
            <text:p text:style-name="P1"/>
            <text:p text:style-name="P1">PROCESS_TEMPORARY_DIRECTORY<text:tab/>[:]”&lt;string&gt;”:”&lt;string&gt;”:...</text:p>
            <text:p text:style-name="P1"/>
            <text:p text:style-name="P1"><text:tab/>when ':' is set as the first charater then the rest of value is added to the list of temporary directory, in other words the last or the default temporary directory will not be replaced. This setting allow you to add several directories in two or more SET statement.</text:p>
            <text:p text:style-name="P1">in example :</text:p>
            <text:p text:style-name="P1"/>
            <text:p text:style-name="P1"><text:tab/>SET PROCESS_TEMPORARY_DIRECTORY<text:tab/><text:tab/>:”/var/tmp/”;</text:p>
            <text:p text:style-name="P1"><text:tab/>SET PROCESS_TEMPORARY_DIRECTORY<text:tab/><text:tab/>:”/media/tmp/”;</text:p>
            <text:p text:style-name="P1"/>
            <text:p text:style-name="P1">will result that program will use “/tmp/” (default from program), “/var/tmp/”, and “/media/tmp/” as temporary directories.</text:p>
            <text:p text:style-name="P1"/>
            <text:p text:style-name="P1">Another example :</text:p>
            <text:p text:style-name="P1"/>
            <text:p text:style-name="P1"><text:tab/>SET PROCESS_TEMPORARY_DIRECTORY<text:tab/><text:tab/>:”/var/tmp/”;</text:p>
            <text:p text:style-name="P1"><text:tab/>SET PROCES_TEMPORARY_DIRECTORY<text:tab/><text:tab/>“/media/tmp/”:”/disk01/”;</text:p>
            <text:p text:style-name="P1"/>
            <text:p text:style-name="P1">will result that program will use “/media/tmp/” and “/disk01/” as temporary directories but not include “/var/tmp” because it's has been override by the last SET statement.</text:p>
          </draw:text-box>
        </draw:frame>
        <draw:frame draw:style-name="gr7" draw:text-style-name="P1" draw:layer="layout" svg:width="11.5cm" svg:height="2.5cm" svg:x="1.5cm" svg:y="24.5cm">
          <draw:text-box>
            <text:p text:style-name="P1"><text:span text:style-name="T2">Variable without value</text:span></text:p>
            <text:p text:style-name="P1"/>
            <text:p text:style-name="P1">PROCESS_COMPARE_CASE_SENSITIVE</text:p>
            <text:p text:style-name="P1"/>
            <text:p text:style-name="P1">PROCESS_COMPARE_CASE_NOTSENSITIVE</text:p>
          </draw:text-box>
        </draw:frame>
      </draw:page>
      <draw:page draw:name="Field Clause" draw:style-name="dp1" draw:master-page-name="Default">
        <office:forms form:automatic-focus="false" form:apply-design-mode="false"/>
        <draw:frame draw:style-name="gr8" draw:text-style-name="P1" draw:layer="layout" svg:width="2.725cm" svg:height="0.662cm" svg:x="1cm" svg:y="12cm">
          <draw:text-box>
            <text:p text:style-name="P1">Field Clause</text:p>
          </draw:text-box>
        </draw:frame>
        <draw:frame draw:style-name="gr9" draw:text-style-name="P7" draw:id="id19" draw:layer="layout" svg:width="2.54cm" svg:height="0.8cm" svg:x="9.5cm" svg:y="14cm">
          <draw:text-box>
            <text:p text:style-name="P6"><text:span text:style-name="T1">field-name</text:span></text:p>
          </draw:text-box>
        </draw:frame>
        <draw:frame draw:style-name="gr10" draw:text-style-name="P2" draw:id="id15" draw:layer="layout" svg:width="2.415cm" svg:height="0.662cm" svg:x="3.593cm" svg:y="14.838cm">
          <draw:text-box>
            <text:p text:style-name="P1"><text:span text:style-name="T1">'left-quote'</text:span></text:p>
          </draw:text-box>
        </draw:frame>
        <draw:frame draw:style-name="gr11" draw:text-style-name="P8" draw:id="id7" draw:layer="layout" svg:width="2.695cm" svg:height="0.662cm" svg:x="15.5cm" svg:y="14.838cm">
          <draw:text-box>
            <text:p text:style-name="P1"><text:span text:style-name="T1">'right-quote'</text:span></text:p>
          </draw:text-box>
        </draw:frame>
        <draw:connector draw:style-name="gr12" draw:text-style-name="P3" draw:layer="layout" svg:x1="8cm" svg:y1="14.4cm" svg:x2="1.722cm" svg:y2="14.4cm" draw:start-shape="id5" draw:start-glue-point="3" draw:end-shape="id6" draw:end-glue-point="1" svg:d="m8000 14400h-6278">
          <text:p/>
        </draw:connector>
        <draw:connector draw:style-name="gr13" draw:text-style-name="P3" draw:layer="layout" draw:line-skew="-0.182cm" svg:x1="18.195cm" svg:y1="15.169cm" svg:x2="20.178cm" svg:y2="14.4cm" draw:start-shape="id7" draw:start-glue-point="1" draw:end-shape="id8" draw:end-glue-point="3" svg:d="m18195 15169h810v-769h1173">
          <text:p/>
        </draw:connector>
        <draw:connector draw:style-name="gr14" draw:text-style-name="P3" draw:layer="layout" draw:line-skew="0cm -0.9cm" svg:x1="13.621cm" svg:y1="14.4cm" svg:x2="20.9cm" svg:y2="14.4cm" draw:start-shape="id9" draw:start-glue-point="1" draw:end-shape="id8" draw:end-glue-point="1" svg:d="m13621 14400h3279v0h4500v0h-500">
          <text:p/>
        </draw:connector>
        <draw:frame draw:style-name="gr15" draw:text-style-name="P8" draw:id="id12" draw:layer="layout" svg:width="2.699cm" svg:height="0.662cm" svg:x="5.809cm" svg:y="20.838cm">
          <draw:text-box>
            <text:p text:style-name="P1"><text:span text:style-name="T1">end-position</text:span></text:p>
          </draw:text-box>
        </draw:frame>
        <draw:frame draw:style-name="gr2" draw:text-style-name="P2" draw:id="id11" draw:layer="layout" svg:width="2.415cm" svg:height="0.662cm" svg:x="6cm" svg:y="21.838cm">
          <draw:text-box>
            <text:p text:style-name="P1"><text:span text:style-name="T1">'separator'</text:span></text:p>
          </draw:text-box>
        </draw:frame>
        <draw:connector draw:style-name="gr16" draw:text-style-name="P3" draw:layer="layout" svg:x1="4cm" svg:y1="21.169cm" svg:x2="6cm" svg:y2="22.169cm" draw:start-shape="id10" draw:start-glue-point="1" draw:end-shape="id11" draw:end-glue-point="3" svg:d="m4000 21169h1000v1000h1000">
          <text:p/>
        </draw:connector>
        <draw:frame draw:style-name="gr17" draw:text-style-name="P8" draw:id="id13" draw:layer="layout" svg:width="2.411cm" svg:height="0.662cm" svg:x="11.597cm" svg:y="21.838cm">
          <draw:text-box>
            <text:p text:style-name="P1"><text:span text:style-name="T1">: field-type</text:span></text:p>
          </draw:text-box>
        </draw:frame>
        <draw:connector draw:style-name="gr16" draw:text-style-name="P3" draw:layer="layout" draw:line-skew="0.451cm" svg:x1="8.508cm" svg:y1="21.169cm" svg:x2="11.597cm" svg:y2="22.169cm" draw:start-shape="id12" draw:start-glue-point="1" draw:end-shape="id13" draw:end-glue-point="3" svg:d="m8508 21169h1996v1000h1093">
          <text:p/>
        </draw:connector>
        <draw:connector draw:style-name="gr16" draw:text-style-name="P3" draw:layer="layout" svg:x1="8.508cm" svg:y1="21.169cm" svg:x2="16.278cm" svg:y2="21.169cm" draw:start-shape="id12" draw:start-glue-point="1" draw:end-shape="id14" draw:end-glue-point="3" svg:d="m8508 21169h7770">
          <text:p/>
        </draw:connector>
        <draw:frame draw:style-name="gr15" draw:text-style-name="P1" draw:id="id10" draw:layer="layout" svg:width="0.621cm" svg:height="0.662cm" svg:x="3.379cm" svg:y="20.838cm">
          <draw:text-box>
            <text:p text:style-name="P1">:</text:p>
          </draw:text-box>
        </draw:frame>
        <draw:connector draw:style-name="gr14" draw:text-style-name="P3" draw:layer="layout" draw:line-skew="-2.847cm" svg:x1="8.415cm" svg:y1="22.169cm" svg:x2="16.278cm" svg:y2="21.169cm" draw:start-shape="id11" draw:start-glue-point="1" draw:end-shape="id14" draw:end-glue-point="3" svg:d="m8415 22169h1085v-1000h6778">
          <text:p/>
        </draw:connector>
        <draw:frame draw:style-name="gr18" draw:text-style-name="P1" draw:id="id6" draw:layer="layout" svg:width="0.722cm" svg:height="0.8cm" svg:x="1cm" svg:y="14cm">
          <draw:text-box>
            <text:p text:style-name="P1"><text:s text:c="2"/></text:p>
          </draw:text-box>
        </draw:frame>
        <draw:connector draw:style-name="gr16" draw:text-style-name="P3" draw:layer="layout" draw:line-skew="-0.158cm" svg:x1="1.722cm" svg:y1="14.4cm" svg:x2="3.593cm" svg:y2="15.169cm" draw:start-shape="id6" draw:start-glue-point="1" draw:end-shape="id15" draw:end-glue-point="3" svg:d="m1722 14400h778v769h1093">
          <text:p/>
        </draw:connector>
        <draw:connector draw:style-name="gr13" draw:text-style-name="P3" draw:layer="layout" svg:x1="6.008cm" svg:y1="15.169cm" svg:x2="8cm" svg:y2="14.4cm" draw:start-shape="id15" draw:start-glue-point="1" draw:end-shape="id5" draw:end-glue-point="3" svg:d="m6008 15169h996v-769h996">
          <text:p/>
        </draw:connector>
        <draw:custom-shape draw:style-name="gr5" draw:text-style-name="P5" draw:layer="layout" svg:width="12.5cm" svg:height="8.2cm" svg:x="2cm" svg:y="1.8cm">
          <text:p text:style-name="P4">struct Field {<text:line-break/><text:tab/>int<text:tab/><text:tab/>idx;</text:p>
          <text:p text:style-name="P4"><text:tab/>int<text:tab/><text:tab/>flag;</text:p>
          <text:p text:style-name="P4"><text:tab/>int<text:tab/><text:tab/>type;</text:p>
          <text:p text:style-name="P4"><text:tab/>int<text:tab/><text:tab/>left_q;</text:p>
          <text:p text:style-name="P4"><text:tab/>int<text:tab/><text:tab/>right_q;</text:p>
          <text:p text:style-name="P4"><text:tab/>int<text:tab/><text:tab/>start_p;</text:p>
          <text:p text:style-name="P4"><text:tab/>int<text:tab/><text:tab/>end_p;</text:p>
          <text:p text:style-name="P4"><text:tab/>int<text:tab/><text:tab/>sep;</text:p>
          <text:p text:style-name="P4"><text:tab/>int<text:tab/><text:tab/>fltr_idx;</text:p>
          <text:p text:style-name="P4"><text:tab/>int<text:tab/><text:tab/>fltr_rule;</text:p>
          <text:p text:style-name="P4"><text:tab/>int<text:tab/><text:tab/>(*fop)(const int, const void *, const void *);</text:p>
          <text:p text:style-name="P4"><text:tab/>char<text:tab/><text:tab/>*name;</text:p>
          <text:p text:style-name="P4"><text:tab/>char<text:tab/><text:tab/>*date_format;</text:p>
          <text:p text:style-name="P4"><text:tab/>char<text:tab/><text:tab/>*fltr_v;</text:p>
          <text:p text:style-name="P4"><text:tab/>struct Field<text:tab/>*next;</text:p>
          <text:p text:style-name="P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7" draw:id="id16" draw:layer="layout" svg:width="2.973cm" svg:height="0.662cm" svg:x="6.148cm" svg:y="18.397cm">
          <draw:text-box>
            <text:p text:style-name="P6"><text:span text:style-name="T1">start-position</text:span></text:p>
          </draw:text-box>
        </draw:frame>
        <draw:frame draw:style-name="gr20" draw:text-style-name="P1" draw:id="id17" draw:layer="layout" svg:width="0.635cm" svg:height="0.662cm" svg:x="10.5cm" svg:y="17.5cm">
          <draw:text-box>
            <text:p text:style-name="P1"><text:s/></text:p>
          </draw:text-box>
        </draw:frame>
        <draw:connector draw:style-name="gr13" draw:text-style-name="P3" draw:layer="layout" draw:line-skew="0.402cm" svg:x1="9.121cm" svg:y1="18.728cm" svg:x2="10.5cm" svg:y2="17.831cm" draw:start-shape="id16" draw:start-glue-point="1" draw:end-shape="id17" draw:end-glue-point="3" svg:d="m9121 18728h1092v-897h287">
          <text:p/>
        </draw:connector>
        <draw:connector draw:style-name="gr12" draw:text-style-name="P3" draw:layer="layout" svg:x1="6.148cm" svg:y1="18.728cm" svg:x2="4cm" svg:y2="17.831cm" draw:start-shape="id16" draw:start-glue-point="3" draw:end-shape="id18" draw:end-glue-point="1" svg:d="m6148 18728h-1074v-897h-1074">
          <text:p/>
        </draw:connector>
        <draw:frame draw:style-name="gr15" draw:text-style-name="P1" draw:id="id18" draw:layer="layout" svg:width="0.621cm" svg:height="0.662cm" svg:x="3.379cm" svg:y="17.5cm">
          <draw:text-box>
            <text:p text:style-name="P1">:</text:p>
          </draw:text-box>
        </draw:frame>
        <draw:connector draw:style-name="gr16" draw:text-style-name="P3" draw:layer="layout" svg:x1="13.621cm" svg:y1="14.4cm" svg:x2="15.5cm" svg:y2="15.169cm" draw:start-shape="id9" draw:start-glue-point="1" draw:end-shape="id7" svg:d="m13621 14400h940v769h939">
          <text:p/>
        </draw:connector>
        <draw:connector draw:style-name="gr14" draw:text-style-name="P3" draw:layer="layout" draw:line-skew="0cm -0.831cm" svg:x1="4cm" svg:y1="17.831cm" svg:x2="11.135cm" svg:y2="17.831cm" draw:start-shape="id18" draw:start-glue-point="1" draw:end-shape="id17" draw:end-glue-point="1" svg:d="m4000 17831h3250v0h4385v0h-500">
          <text:p/>
        </draw:connector>
        <draw:connector draw:style-name="gr16" draw:text-style-name="P3" draw:layer="layout" svg:x1="4cm" svg:y1="21.169cm" svg:x2="5.809cm" svg:y2="21.169cm" draw:start-shape="id10" draw:start-glue-point="1" draw:end-shape="id12" draw:end-glue-point="3" svg:d="m4000 21169h1809">
          <text:p/>
        </draw:connector>
        <draw:custom-shape draw:style-name="gr5" draw:text-style-name="P5" draw:layer="layout" svg:width="3.81cm" svg:height="2.54cm" svg:x="15.5cm" svg:y="2cm">
          <text:p text:style-name="P6">Field Type:</text:p>
          <text:p text:style-name="P4">STRING</text:p>
          <text:p text:style-name="P4">NUMBER</text:p>
          <text:p text:style-name="P4">DATETI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7.62cm" svg:height="6.985cm" svg:x="20cm" svg:y="2cm">
          <text:p text:style-name="P6">datetime format :</text:p>
          <text:p text:style-name="P4">YYYY</text:p>
          <text:p text:style-name="P4">YY</text:p>
          <text:p text:style-name="P4">MM</text:p>
          <text:p text:style-name="P4">DD</text:p>
          <text:p text:style-name="P4">HH</text:p>
          <text:p text:style-name="P4">MI</text:p>
          <text:p text:style-name="P4">SS</text:p>
          <text:p text:style-name="P4">Month</text:p>
          <text:p text:style-name="P4"/>
          <text:p text:style-name="P4">i.e:</text:p>
          <text:p text:style-name="P4">YYYY/MM/DD<text:tab/><text:tab/>: 2008/10/15</text:p>
          <text:p text:style-name="P4">Month DD, Year<text:tab/>: October 15, 2008</text:p>
          <text:p text:style-name="P4">HH:MI:SS<text:tab/><text:tab/>: 05:31: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 draw:id="id14" draw:layer="layout" svg:width="0.722cm" svg:height="0.662cm" svg:x="16.278cm" svg:y="20.838cm">
          <draw:text-box>
            <text:p text:style-name="P1"><text:s text:c="2"/></text:p>
          </draw:text-box>
        </draw:frame>
        <draw:connector draw:style-name="gr13" draw:text-style-name="P3" draw:layer="layout" svg:x1="14.008cm" svg:y1="22.169cm" svg:x2="16.278cm" svg:y2="21.169cm" draw:start-shape="id13" draw:start-glue-point="1" draw:end-shape="id14" draw:end-glue-point="3" svg:d="m14008 22169h1135v-1000h1135">
          <text:p/>
        </draw:connector>
        <draw:custom-shape draw:style-name="gr4" draw:text-style-name="P5" draw:layer="layout" svg:width="5.08cm" svg:height="3.81cm" svg:x="28.5cm" svg:y="2cm">
          <text:p text:style-name="P4">struct Datetime {</text:p>
          <text:p text:style-name="P4"><text:tab/>int<text:tab/>y;</text:p>
          <text:p text:style-name="P4"><text:tab/>int<text:tab/>mm;</text:p>
          <text:p text:style-name="P4"><text:tab/>int<text:tab/>d;</text:p>
          <text:p text:style-name="P4"><text:tab/>int<text:tab/>h;</text:p>
          <text:p text:style-name="P4"><text:tab/>int<text:tab/>mi;</text:p>
          <text:p text:style-name="P4"><text:tab/>int<text:tab/>s;</text:p>
          <text:p text:style-name="P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 draw:layer="layout" draw:line-skew="0cm 0.5cm -0.879cm" svg:x1="11.135cm" svg:y1="17.831cm" svg:x2="3.379cm" svg:y2="21.169cm" draw:start-shape="id17" draw:start-glue-point="1" draw:end-shape="id10" draw:end-glue-point="3" svg:d="m11135 17831h500v2169h-9635v1169h1379">
          <text:p/>
        </draw:connector>
        <draw:frame draw:style-name="gr18" draw:text-style-name="P1" draw:id="id5" draw:layer="layout" svg:width="0.621cm" svg:height="0.8cm" svg:x="8cm" svg:y="14cm">
          <draw:text-box>
            <text:p text:style-name="P1">:</text:p>
          </draw:text-box>
        </draw:frame>
        <draw:connector draw:style-name="gr16" draw:text-style-name="P3" draw:layer="layout" svg:x1="8.621cm" svg:y1="14.4cm" svg:x2="9.5cm" svg:y2="14.4cm" draw:start-shape="id5" draw:start-glue-point="1" draw:end-shape="id19" draw:end-glue-point="3" svg:d="m8621 14400h879">
          <text:p/>
        </draw:connector>
        <draw:frame draw:style-name="gr18" draw:text-style-name="P1" draw:id="id9" draw:layer="layout" svg:width="0.621cm" svg:height="0.8cm" svg:x="13cm" svg:y="14cm">
          <draw:text-box>
            <text:p text:style-name="P1">:</text:p>
          </draw:text-box>
        </draw:frame>
        <draw:connector draw:style-name="gr16" draw:text-style-name="P3" draw:layer="layout" svg:x1="12.04cm" svg:y1="14.4cm" svg:x2="13cm" svg:y2="14.4cm" draw:start-shape="id19" draw:start-glue-point="1" draw:end-shape="id9" draw:end-glue-point="3" svg:d="m12040 14400h960">
          <text:p/>
        </draw:connector>
        <draw:frame draw:style-name="gr18" draw:text-style-name="P1" draw:id="id8" draw:layer="layout" svg:width="0.722cm" svg:height="0.8cm" svg:x="20.178cm" svg:y="14cm">
          <draw:text-box>
            <text:p text:style-name="P1"><text:s text:c="2"/></text:p>
          </draw:text-box>
        </draw:frame>
        <draw:connector draw:style-name="gr21" draw:text-style-name="P3" draw:layer="layout" draw:line-skew="0.1cm 0.35cm -0.879cm" svg:x1="20.9cm" svg:y1="14.4cm" svg:x2="3.379cm" svg:y2="17.831cm" draw:start-shape="id8" draw:start-glue-point="1" draw:end-shape="id18" draw:end-glue-point="3" svg:d="m20900 14400h600v2100h-19500v1331h1379">
          <text:p/>
        </draw:connector>
      </draw:page>
      <draw:page draw:name="Filter Clause" draw:style-name="dp1" draw:master-page-name="Default">
        <office:forms form:automatic-focus="false" form:apply-design-mode="false"/>
        <draw:frame draw:style-name="gr8" draw:text-style-name="P1" draw:layer="layout" svg:width="2.809cm" svg:height="0.662cm" svg:x="2cm" svg:y="8.338cm">
          <draw:text-box>
            <text:p text:style-name="P1">Filter Clause</text:p>
          </draw:text-box>
        </draw:frame>
        <draw:frame draw:style-name="gr2" draw:text-style-name="P9" draw:id="id24" draw:layer="layout" svg:width="2.386cm" svg:height="0.662cm" svg:x="9.62cm" svg:y="10.27cm">
          <draw:text-box>
            <text:p text:style-name="P6"><text:span text:style-name="T1">field-name</text:span></text:p>
          </draw:text-box>
        </draw:frame>
        <draw:frame draw:style-name="gr22" draw:text-style-name="P1" draw:id="id28" draw:layer="layout" svg:width="1.27cm" svg:height="0.662cm" svg:x="13.283cm" svg:y="15.323cm">
          <draw:text-box>
            <text:p text:style-name="P1"><text:s/>=</text:p>
          </draw:text-box>
        </draw:frame>
        <draw:frame draw:style-name="gr22" draw:text-style-name="P1" draw:id="id29" draw:layer="layout" svg:width="1.27cm" svg:height="0.662cm" svg:x="13.283cm" svg:y="16.62cm">
          <draw:text-box>
            <text:p text:style-name="P1">==</text:p>
          </draw:text-box>
        </draw:frame>
        <draw:frame draw:style-name="gr22" draw:text-style-name="P1" draw:id="id30" draw:layer="layout" svg:width="1.27cm" svg:height="0.662cm" svg:x="13.283cm" svg:y="17.863cm">
          <draw:text-box>
            <text:p text:style-name="P1">&gt;</text:p>
          </draw:text-box>
        </draw:frame>
        <draw:frame draw:style-name="gr23" draw:text-style-name="P6" draw:id="id26" draw:layer="layout" svg:width="1.27cm" svg:height="0.662cm" svg:x="13.283cm" svg:y="11.54cm">
          <draw:text-box>
            <text:p text:style-name="P6"><text:s/>&lt;</text:p>
          </draw:text-box>
        </draw:frame>
        <draw:frame draw:style-name="gr22" draw:text-style-name="P1" draw:id="id31" draw:layer="layout" svg:width="1.27cm" svg:height="0.662cm" svg:x="13.283cm" svg:y="19.133cm">
          <draw:text-box>
            <text:p text:style-name="P1">&gt;=</text:p>
          </draw:text-box>
        </draw:frame>
        <draw:frame draw:style-name="gr24" draw:text-style-name="P1" draw:id="id25" draw:layer="layout" svg:width="1.286cm" svg:height="0.662cm" svg:x="13.283cm" svg:y="10.27cm">
          <draw:text-box>
            <text:p text:style-name="P1">&lt;=</text:p>
          </draw:text-box>
        </draw:frame>
        <draw:frame draw:style-name="gr22" draw:text-style-name="P1" draw:id="id27" draw:layer="layout" svg:width="1.27cm" svg:height="0.662cm" svg:x="13.283cm" svg:y="12.837cm">
          <draw:text-box>
            <text:p text:style-name="P1">!=</text:p>
          </draw:text-box>
        </draw:frame>
        <draw:connector draw:style-name="gr3" draw:text-style-name="P3" draw:id="id33" draw:layer="layout" svg:x1="3.905cm" svg:y1="10.601cm" svg:x2="5.81cm" svg:y2="10.601cm" draw:end-shape="id20" draw:end-glue-point="3" svg:d="m3905 10601h1905">
          <text:p/>
        </draw:connector>
        <draw:frame draw:style-name="gr25" draw:text-style-name="P8" draw:id="id22" draw:layer="layout" svg:width="2.272cm" svg:height="0.662cm" svg:x="17.728cm" svg:y="11.54cm">
          <draw:text-box>
            <text:p text:style-name="P1"><text:span text:style-name="T1">number</text:span></text:p>
          </draw:text-box>
        </draw:frame>
        <draw:frame draw:style-name="gr25" draw:text-style-name="P7" draw:id="id21" draw:layer="layout" svg:width="2.272cm" svg:height="0.662cm" svg:x="17.728cm" svg:y="10.27cm">
          <draw:text-box>
            <text:p text:style-name="P6"><text:span text:style-name="T1">“</text:span><text:span text:style-name="T1">string”</text:span></text:p>
          </draw:text-box>
        </draw:frame>
        <draw:connector draw:style-name="gr16" draw:text-style-name="P3" draw:layer="layout" draw:line-skew="-0.77cm" svg:x1="17.728cm" svg:y1="10.601cm" svg:x2="17.728cm" svg:y2="11.871cm" draw:start-shape="id21" draw:start-glue-point="3" draw:end-shape="id22" draw:end-glue-point="3" svg:d="m17728 10601h-1270v1270h1270">
          <text:p/>
        </draw:connector>
        <draw:frame draw:style-name="gr26" draw:text-style-name="P1" draw:id="id23" draw:layer="layout" svg:width="0.635cm" svg:height="0.662cm" svg:x="22.173cm" svg:y="10.27cm">
          <draw:text-box>
            <text:p text:style-name="P1"><text:s/></text:p>
          </draw:text-box>
        </draw:frame>
        <draw:connector draw:style-name="gr13" draw:text-style-name="P3" draw:layer="layout" svg:x1="20cm" svg:y1="11.871cm" svg:x2="22.173cm" svg:y2="10.601cm" draw:start-shape="id22" draw:start-glue-point="1" draw:end-shape="id23" draw:end-glue-point="3" svg:d="m20000 11871h1087v-1270h1086">
          <text:p/>
        </draw:connector>
        <draw:connector draw:style-name="gr16" draw:text-style-name="P3" draw:layer="layout" svg:x1="20cm" svg:y1="10.601cm" svg:x2="22.173cm" svg:y2="10.601cm" draw:start-shape="id21" draw:start-glue-point="1" draw:end-shape="id23" draw:end-glue-point="3" svg:d="m20000 10601h2173">
          <text:p/>
        </draw:connector>
        <draw:connector draw:style-name="gr27" draw:text-style-name="P3" draw:layer="layout" svg:x1="12.006cm" svg:y1="10.601cm" svg:x2="13.283cm" svg:y2="10.601cm" draw:start-shape="id24" draw:start-glue-point="1" draw:end-shape="id25" draw:end-glue-point="3" svg:d="m12006 10601h1277">
          <text:p/>
        </draw:connector>
        <draw:connector draw:style-name="gr27" draw:text-style-name="P3" draw:layer="layout" svg:x1="13.283cm" svg:y1="10.601cm" svg:x2="13.283cm" svg:y2="11.871cm" draw:start-shape="id25" draw:start-glue-point="3" draw:end-shape="id26" draw:end-glue-point="3" svg:d="m13283 10601h-500v1270h500">
          <text:p/>
        </draw:connector>
        <draw:connector draw:style-name="gr27" draw:text-style-name="P3" draw:layer="layout" svg:x1="13.283cm" svg:y1="10.601cm" svg:x2="13.283cm" svg:y2="13.168cm" draw:start-shape="id25" draw:start-glue-point="3" draw:end-shape="id27" draw:end-glue-point="3" svg:d="m13283 10601h-500v2567h500">
          <text:p/>
        </draw:connector>
        <draw:connector draw:style-name="gr27" draw:text-style-name="P3" draw:layer="layout" svg:x1="13.283cm" svg:y1="10.601cm" svg:x2="13.283cm" svg:y2="15.654cm" draw:start-shape="id25" draw:start-glue-point="3" draw:end-shape="id28" draw:end-glue-point="3" svg:d="m13283 10601h-500v5053h500">
          <text:p/>
        </draw:connector>
        <draw:connector draw:style-name="gr27" draw:text-style-name="P3" draw:layer="layout" svg:x1="13.283cm" svg:y1="10.601cm" svg:x2="13.283cm" svg:y2="16.951cm" draw:start-shape="id25" draw:start-glue-point="3" draw:end-shape="id29" draw:end-glue-point="3" svg:d="m13283 10601h-500v6350h500">
          <text:p/>
        </draw:connector>
        <draw:connector draw:style-name="gr27" draw:text-style-name="P3" draw:layer="layout" svg:x1="13.283cm" svg:y1="10.601cm" svg:x2="13.283cm" svg:y2="18.194cm" draw:start-shape="id25" draw:start-glue-point="3" draw:end-shape="id30" draw:end-glue-point="3" svg:d="m13283 10601h-500v7593h500">
          <text:p/>
        </draw:connector>
        <draw:connector draw:style-name="gr27" draw:text-style-name="P3" draw:layer="layout" svg:x1="13.283cm" svg:y1="10.601cm" svg:x2="13.283cm" svg:y2="19.464cm" draw:start-shape="id25" draw:start-glue-point="3" draw:end-shape="id31" draw:end-glue-point="3" svg:d="m13283 10601h-500v8863h500">
          <text:p/>
        </draw:connector>
        <draw:connector draw:style-name="gr27" draw:text-style-name="P3" draw:layer="layout" svg:x1="14.569cm" svg:y1="10.601cm" svg:x2="17.728cm" svg:y2="10.601cm" draw:start-shape="id25" draw:start-glue-point="1" draw:end-shape="id21" draw:end-glue-point="3" svg:d="m14569 10601h3159">
          <text:p/>
        </draw:connector>
        <draw:connector draw:style-name="gr27" draw:text-style-name="P3" draw:layer="layout" svg:x1="14.553cm" svg:y1="11.871cm" svg:x2="14.569cm" svg:y2="10.601cm" draw:start-shape="id26" draw:start-glue-point="1" draw:end-shape="id25" draw:end-glue-point="1" svg:d="m14553 11871h516v-1270h-500">
          <text:p/>
        </draw:connector>
        <draw:connector draw:style-name="gr27" draw:text-style-name="P3" draw:layer="layout" svg:x1="14.553cm" svg:y1="13.168cm" svg:x2="14.569cm" svg:y2="10.601cm" draw:start-shape="id27" draw:start-glue-point="1" draw:end-shape="id25" draw:end-glue-point="1" svg:d="m14553 13168h516v-2567h-500">
          <text:p/>
        </draw:connector>
        <draw:connector draw:style-name="gr27" draw:text-style-name="P3" draw:layer="layout" svg:x1="14.553cm" svg:y1="15.654cm" svg:x2="14.569cm" svg:y2="10.601cm" draw:start-shape="id28" draw:start-glue-point="1" draw:end-shape="id25" draw:end-glue-point="1" svg:d="m14553 15654h516v-5053h-500">
          <text:p/>
        </draw:connector>
        <draw:connector draw:style-name="gr27" draw:text-style-name="P3" draw:layer="layout" svg:x1="14.553cm" svg:y1="16.951cm" svg:x2="14.569cm" svg:y2="10.601cm" draw:start-shape="id29" draw:start-glue-point="1" draw:end-shape="id25" draw:end-glue-point="1" svg:d="m14553 16951h516v-6350h-500">
          <text:p/>
        </draw:connector>
        <draw:connector draw:style-name="gr27" draw:text-style-name="P3" draw:layer="layout" svg:x1="14.553cm" svg:y1="18.194cm" svg:x2="14.569cm" svg:y2="10.601cm" draw:start-shape="id30" draw:start-glue-point="1" draw:end-shape="id25" draw:end-glue-point="1" svg:d="m14553 18194h516v-7593h-500">
          <text:p/>
        </draw:connector>
        <draw:connector draw:style-name="gr27" draw:text-style-name="P3" draw:layer="layout" svg:x1="14.553cm" svg:y1="19.464cm" svg:x2="14.569cm" svg:y2="10.601cm" draw:start-shape="id31" draw:start-glue-point="1" draw:end-shape="id25" draw:end-glue-point="1" svg:d="m14553 19464h516v-8863h-500">
          <text:p/>
        </draw:connector>
        <draw:custom-shape draw:style-name="gr4" draw:text-style-name="P5" draw:layer="layout" svg:width="5.715cm" svg:height="5.08cm" svg:x="8.03cm" svg:y="2cm">
          <text:p text:style-name="P4">Operator Index :</text:p>
          <text:p text:style-name="P4"/>
          <text:p text:style-name="P4">OP_EQUAL</text:p>
          <text:p text:style-name="P4">OP_TRUE_EQUAL</text:p>
          <text:p text:style-name="P4">OP_NOT_EQUAL</text:p>
          <text:p text:style-name="P4">OP_NOT_TRUE_EQUAL</text:p>
          <text:p text:style-name="P4">OP_LESS</text:p>
          <text:p text:style-name="P4">OP_MORE</text:p>
          <text:p text:style-name="P4">OP_LESS_EQUAL</text:p>
          <text:p text:style-name="P4">OP_MORE_EQU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08cm" svg:height="2.54cm" svg:x="1.68cm" svg:y="2cm">
          <text:p text:style-name="P4">Logical Operator Index:</text:p>
          <text:p text:style-name="P4"/>
          <text:p text:style-name="P4">ACCEPT</text:p>
          <text:p text:style-name="P4">REJE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4" draw:layer="layout" svg:width="6.985cm" svg:height="1.905cm" svg:x="15.015cm" svg:y="2cm">
          <draw:text-box>
            <text:p text:style-name="P4">=, !=<text:tab/><text:tab/>: is not case sensitive</text:p>
            <text:p text:style-name="P4"/>
            <text:p text:style-name="P4">==, !==<text:tab/>: is case sensitive</text:p>
          </draw:text-box>
        </draw:frame>
        <draw:frame draw:style-name="gr22" draw:text-style-name="P1" draw:id="id32" draw:layer="layout" svg:width="1.27cm" svg:height="0.662cm" svg:x="13.283cm" svg:y="14.08cm">
          <draw:text-box>
            <text:p text:style-name="P1">!==</text:p>
          </draw:text-box>
        </draw:frame>
        <draw:connector draw:style-name="gr27" draw:text-style-name="P3" draw:layer="layout" svg:x1="13.283cm" svg:y1="14.411cm" svg:x2="13.283cm" svg:y2="10.601cm" draw:start-shape="id32" draw:start-glue-point="3" draw:end-shape="id25" draw:end-glue-point="3" svg:d="m13283 14411h-500v-3810h500">
          <text:p/>
        </draw:connector>
        <draw:connector draw:style-name="gr27" draw:text-style-name="P3" draw:layer="layout" svg:x1="14.553cm" svg:y1="14.411cm" svg:x2="14.569cm" svg:y2="10.601cm" draw:start-shape="id32" draw:start-glue-point="1" draw:end-shape="id25" draw:end-glue-point="1" svg:d="m14553 14411h516v-3810h-500">
          <text:p/>
        </draw:connector>
        <draw:frame draw:style-name="gr2" draw:id="id20" draw:layer="layout" svg:width="2.026cm" svg:height="0.662cm" svg:x="5.81cm" svg:y="10.27cm">
          <draw:text-box>
            <text:p text:style-name="P1">ACCEPT</text:p>
          </draw:text-box>
        </draw:frame>
        <draw:connector draw:style-name="gr21" draw:text-style-name="P3" draw:layer="layout" draw:type="curve" svg:x1="7.836cm" svg:y1="10.601cm" svg:x2="9.62cm" svg:y2="10.601cm" draw:start-shape="id20" draw:start-glue-point="1" draw:end-shape="id24" draw:end-glue-point="3" svg:d="m7836 10601h1784">
          <text:p/>
        </draw:connector>
        <draw:frame draw:style-name="gr2" draw:id="id34" draw:layer="layout" svg:width="1.929cm" svg:height="0.662cm" svg:x="5.81cm" svg:y="11.513cm">
          <draw:text-box>
            <text:p text:style-name="P1">REJECT</text:p>
          </draw:text-box>
        </draw:frame>
        <draw:connector draw:style-name="gr21" draw:text-style-name="P3" draw:layer="layout" svg:x1="3.905cm" svg:y1="10.601cm" svg:x2="5.81cm" svg:y2="11.844cm" draw:start-shape="id33" draw:start-glue-point="2" draw:end-shape="id34" draw:end-glue-point="3" svg:d="m3905 10601v1243h1905">
          <text:p/>
        </draw:connector>
        <draw:connector draw:style-name="gr21" draw:text-style-name="P3" draw:layer="layout" svg:x1="7.739cm" svg:y1="11.844cm" svg:x2="9.62cm" svg:y2="10.601cm" draw:start-shape="id34" draw:start-glue-point="1" draw:end-shape="id24" draw:end-glue-point="3" svg:d="m7739 11844h941v-1243h940">
          <text:p/>
        </draw:connector>
      </draw:page>
      <draw:page draw:name="Load Statement" draw:style-name="dp1" draw:master-page-name="Default">
        <office:forms form:automatic-focus="false" form:apply-design-mode="false"/>
        <draw:frame draw:style-name="gr29" draw:text-style-name="P10" draw:id="id43" draw:layer="layout" svg:width="2cm" svg:height="0.662cm" svg:x="1.5cm" svg:y="4cm">
          <draw:text-box>
            <text:p text:style-name="P1"><text:span text:style-name="T3">LOAD</text:span></text:p>
          </draw:text-box>
        </draw:frame>
        <draw:frame draw:style-name="gr30" draw:text-style-name="P11" draw:id="id42" draw:layer="layout" svg:width="3.974cm" svg:height="0.662cm" svg:x="4.382cm" svg:y="4cm">
          <draw:text-box>
            <text:p text:style-name="P1"><text:span text:style-name="T4">“</text:span><text:span text:style-name="T4">/path/to/input/file”</text:span></text:p>
          </draw:text-box>
        </draw:frame>
        <draw:frame draw:style-name="gr30" draw:text-style-name="P1" draw:id="id38" draw:layer="layout" svg:width="0.637cm" svg:height="0.662cm" svg:x="9.363cm" svg:y="4cm">
          <draw:text-box>
            <text:p text:style-name="P1">(</text:p>
          </draw:text-box>
        </draw:frame>
        <draw:frame draw:style-name="gr31" draw:text-style-name="P1" draw:id="id35" draw:layer="layout" svg:width="2.725cm" svg:height="0.662cm" svg:x="11.5cm" svg:y="4cm">
          <draw:text-box>
            <text:p text:style-name="P1">Field Clause</text:p>
          </draw:text-box>
        </draw:frame>
        <draw:frame draw:style-name="gr32" draw:text-style-name="P1" draw:id="id37" draw:layer="layout" svg:width="0.637cm" svg:height="0.662cm" svg:x="15.863cm" svg:y="4cm">
          <draw:text-box>
            <text:p text:style-name="P1">)</text:p>
          </draw:text-box>
        </draw:frame>
        <draw:frame draw:style-name="gr10" draw:id="id36" draw:layer="layout" svg:width="0.612cm" svg:height="0.662cm" svg:x="12.388cm" svg:y="2.838cm">
          <draw:text-box>
            <text:p text:style-name="P1">,</text:p>
          </draw:text-box>
        </draw:frame>
        <draw:connector draw:style-name="gr33" draw:text-style-name="P3" draw:layer="layout" draw:line-skew="-0.5cm" svg:x1="11.5cm" svg:y1="4.331cm" svg:x2="12.388cm" svg:y2="3.169cm" draw:start-shape="id35" draw:start-glue-point="3" draw:end-shape="id36" draw:end-glue-point="3" svg:d="m11500 4331h-1000v-1162h1888">
          <text:p/>
        </draw:connector>
        <draw:connector draw:style-name="gr34" draw:text-style-name="P3" draw:layer="layout" draw:line-skew="0.275cm" svg:x1="13cm" svg:y1="3.169cm" svg:x2="14.225cm" svg:y2="4.331cm" draw:start-shape="id36" draw:start-glue-point="1" draw:end-shape="id35" draw:end-glue-point="1" svg:d="m13000 3169h2000v1162h-775">
          <text:p/>
        </draw:connector>
        <draw:frame draw:style-name="gr15" draw:text-style-name="P1" draw:id="id39" draw:layer="layout" svg:width="0.722cm" svg:height="0.662cm" svg:x="5cm" svg:y="6.338cm">
          <draw:text-box>
            <text:p text:style-name="P1"><text:s text:c="2"/></text:p>
          </draw:text-box>
        </draw:frame>
        <draw:frame draw:style-name="gr2" draw:text-style-name="P2" draw:id="id41" draw:layer="layout" svg:width="1.328cm" svg:height="0.662cm" svg:x="9.172cm" svg:y="7.838cm">
          <draw:text-box>
            <text:p text:style-name="P1"><text:span text:style-name="T1">alias</text:span></text:p>
          </draw:text-box>
        </draw:frame>
        <draw:frame draw:style-name="gr35" draw:text-style-name="P1" draw:id="id44" draw:layer="layout" svg:width="0.841cm" svg:height="0.662cm" svg:x="12.659cm" svg:y="6.338cm">
          <draw:text-box>
            <text:p text:style-name="P1"><text:s/>; </text:p>
          </draw:text-box>
        </draw:frame>
        <draw:connector draw:style-name="gr21" draw:text-style-name="P3" draw:layer="layout" svg:x1="14.225cm" svg:y1="4.331cm" svg:x2="15.863cm" svg:y2="4.331cm" draw:start-shape="id35" draw:start-glue-point="1" draw:end-shape="id37" draw:end-glue-point="3" svg:d="m14225 4331h1638">
          <text:p/>
        </draw:connector>
        <draw:connector draw:style-name="gr21" draw:text-style-name="P3" draw:layer="layout" svg:x1="10cm" svg:y1="4.331cm" svg:x2="11.5cm" svg:y2="4.331cm" draw:start-shape="id38" draw:start-glue-point="1" draw:end-shape="id35" draw:end-glue-point="3" svg:d="m10000 4331h1500">
          <text:p/>
        </draw:connector>
        <draw:connector draw:style-name="gr21" draw:text-style-name="P3" draw:layer="layout" draw:line-skew="0cm 0cm -1.003cm" svg:x1="16.5cm" svg:y1="4.331cm" svg:x2="5cm" svg:y2="6.669cm" draw:start-shape="id37" draw:start-glue-point="1" draw:end-shape="id39" draw:end-glue-point="3" svg:d="m16500 4331h500v1169h-13503v1169h1503">
          <text:p/>
        </draw:connector>
        <draw:connector draw:style-name="gr21" draw:text-style-name="P3" draw:layer="layout" svg:x1="7.997cm" svg:y1="8.169cm" svg:x2="9.172cm" svg:y2="8.169cm" draw:start-shape="id40" draw:start-glue-point="1" draw:end-shape="id41" draw:end-glue-point="3" svg:d="m7997 8169h1175">
          <text:p/>
        </draw:connector>
        <draw:connector draw:style-name="gr21" draw:text-style-name="P3" draw:layer="layout" svg:x1="8.356cm" svg:y1="4.331cm" svg:x2="9.363cm" svg:y2="4.331cm" draw:start-shape="id42" draw:start-glue-point="1" draw:end-shape="id38" draw:end-glue-point="3" svg:d="m8356 4331h1007">
          <text:p/>
        </draw:connector>
        <draw:connector draw:style-name="gr21" draw:text-style-name="P3" draw:layer="layout" svg:x1="3.5cm" svg:y1="4.331cm" svg:x2="4.382cm" svg:y2="4.331cm" draw:start-shape="id43" draw:start-glue-point="1" draw:end-shape="id42" draw:end-glue-point="3" svg:d="m3500 4331h882">
          <text:p/>
        </draw:connector>
        <draw:frame draw:style-name="gr35" draw:text-style-name="P1" draw:id="id40" draw:layer="layout" svg:width="0.997cm" svg:height="0.662cm" svg:x="7cm" svg:y="7.838cm">
          <draw:text-box>
            <text:p text:style-name="P1">AS</text:p>
          </draw:text-box>
        </draw:frame>
        <draw:connector draw:style-name="gr21" draw:text-style-name="P3" draw:layer="layout" draw:line-skew="1.5cm" svg:x1="5cm" svg:y1="6.669cm" svg:x2="7cm" svg:y2="8.169cm" draw:start-shape="id39" draw:start-glue-point="3" draw:end-shape="id40" draw:end-glue-point="3" svg:d="m5000 6669h1000v1500h1000">
          <text:p/>
        </draw:connector>
        <draw:connector draw:style-name="gr21" draw:text-style-name="P3" draw:layer="layout" svg:x1="5.722cm" svg:y1="6.669cm" svg:x2="12.659cm" svg:y2="6.669cm" draw:start-shape="id39" draw:start-glue-point="1" draw:end-shape="id44" draw:end-glue-point="3" svg:d="m5722 6669h6937">
          <text:p/>
        </draw:connector>
        <draw:connector draw:style-name="gr13" draw:text-style-name="P3" draw:layer="layout" draw:line-skew="-0.08cm" svg:x1="10.5cm" svg:y1="8.169cm" svg:x2="12.659cm" svg:y2="6.669cm" draw:start-shape="id41" draw:start-glue-point="1" draw:end-shape="id44" draw:end-glue-point="3" svg:d="m10500 8169h1000v-1500h1159">
          <text:p/>
        </draw:connector>
        <draw:frame draw:style-name="gr8" draw:text-style-name="P1" draw:layer="layout" svg:width="3.33cm" svg:height="0.662cm" svg:x="1cm" svg:y="1.176cm">
          <draw:text-box>
            <text:p text:style-name="P1">Load Statement</text:p>
          </draw:text-box>
        </draw:frame>
      </draw:page>
      <draw:page draw:name="Sort Statement" draw:style-name="dp1" draw:master-page-name="Default">
        <office:forms form:automatic-focus="false" form:apply-design-mode="false"/>
        <draw:frame draw:style-name="gr1" draw:text-style-name="P1" draw:layer="layout" svg:width="3.419cm" svg:height="0.662cm" svg:x="1cm" svg:y="1cm">
          <draw:text-box>
            <text:p text:style-name="P1">SORT statement</text:p>
          </draw:text-box>
        </draw:frame>
        <draw:frame draw:style-name="gr2" draw:id="id45" draw:layer="layout" svg:width="1.526cm" svg:height="0.662cm" svg:x="1.974cm" svg:y="3cm">
          <draw:text-box>
            <text:p text:style-name="P1">SORT</text:p>
          </draw:text-box>
        </draw:frame>
        <draw:frame draw:style-name="gr36" draw:text-style-name="P7" draw:id="id46" draw:layer="layout" svg:width="2.913cm" svg:height="0.662cm" svg:x="5.5cm" svg:y="3cm">
          <draw:text-box>
            <text:p text:style-name="P6"><text:span text:style-name="T1">“</text:span><text:span text:style-name="T1">file-input”</text:span></text:p>
          </draw:text-box>
        </draw:frame>
        <draw:frame draw:style-name="gr2" draw:text-style-name="P9" draw:id="id47" draw:layer="layout" svg:width="1.328cm" svg:height="0.662cm" svg:x="6cm" svg:y="4cm">
          <draw:text-box>
            <text:p text:style-name="P6"><text:span text:style-name="T1">alias</text:span></text:p>
          </draw:text-box>
        </draw:frame>
        <draw:frame draw:style-name="gr2" draw:id="id57" draw:layer="layout" svg:width="0.989cm" svg:height="0.662cm" svg:x="2.5cm" svg:y="7.838cm">
          <draw:text-box>
            <text:p text:style-name="P1">BY</text:p>
          </draw:text-box>
        </draw:frame>
        <draw:frame draw:style-name="gr15" draw:text-style-name="P8" draw:id="id49" draw:layer="layout" svg:width="2.386cm" svg:height="0.662cm" svg:x="5.402cm" svg:y="7.838cm">
          <draw:text-box>
            <text:p text:style-name="P1"><text:span text:style-name="T1">field-name</text:span></text:p>
          </draw:text-box>
        </draw:frame>
        <draw:connector draw:style-name="gr16" draw:text-style-name="P3" draw:layer="layout" svg:x1="3.5cm" svg:y1="3.331cm" svg:x2="5.5cm" svg:y2="3.331cm" draw:start-shape="id45" draw:start-glue-point="1" draw:end-shape="id46" draw:end-glue-point="3" svg:d="m3500 3331h2000">
          <text:p/>
        </draw:connector>
        <draw:connector draw:style-name="gr16" draw:text-style-name="P3" draw:layer="layout" draw:line-skew="-0.25cm" svg:x1="3.5cm" svg:y1="3.331cm" svg:x2="6cm" svg:y2="4.331cm" draw:start-shape="id45" draw:start-glue-point="1" draw:end-shape="id47" draw:end-glue-point="3" svg:d="m3500 3331h1000v1000h1500">
          <text:p/>
        </draw:connector>
        <draw:connector draw:style-name="gr13" draw:text-style-name="P3" draw:layer="layout" draw:line-skew="-2.222cm" svg:x1="7.328cm" svg:y1="4.331cm" svg:x2="10.722cm" svg:y2="3.331cm" draw:start-shape="id47" draw:start-glue-point="1" draw:end-shape="id48" draw:end-glue-point="1" svg:d="m7328 4331h1672v-1000h1722">
          <text:p/>
        </draw:connector>
        <draw:frame draw:style-name="gr2" draw:id="id50" draw:layer="layout" svg:width="0.612cm" svg:height="0.662cm" svg:x="5.377cm" svg:y="6.838cm">
          <draw:text-box>
            <text:p text:style-name="P1">,</text:p>
          </draw:text-box>
        </draw:frame>
        <draw:connector draw:style-name="gr13" draw:text-style-name="P3" draw:layer="layout" draw:line-skew="-0.475cm" svg:x1="5.402cm" svg:y1="8.169cm" svg:x2="5.377cm" svg:y2="7.169cm" draw:start-shape="id49" draw:start-glue-point="3" draw:end-shape="id50" draw:end-glue-point="3" svg:d="m5402 8169h-1000v-1000h975">
          <text:p/>
        </draw:connector>
        <draw:connector draw:style-name="gr12" draw:text-style-name="P3" draw:layer="layout" draw:line-skew="2.317cm" svg:x1="5.989cm" svg:y1="7.169cm" svg:x2="13.18cm" svg:y2="8.169cm" draw:start-shape="id50" draw:start-glue-point="1" draw:end-shape="id51" draw:end-glue-point="3" svg:d="m5989 7169h5913v1000h1278">
          <text:p/>
        </draw:connector>
        <draw:frame draw:style-name="gr15" draw:text-style-name="P1" draw:id="id58" draw:layer="layout" svg:width="0.722cm" svg:height="0.662cm" svg:x="5.5cm" svg:y="12.838cm">
          <draw:text-box>
            <text:p text:style-name="P1"><text:s text:c="2"/></text:p>
          </draw:text-box>
        </draw:frame>
        <draw:frame draw:style-name="gr15" draw:text-style-name="P8" draw:id="id54" draw:layer="layout" svg:width="2.708cm" svg:height="0.662cm" svg:x="10cm" svg:y="14.338cm">
          <draw:text-box>
            <text:p text:style-name="P1"><text:span text:style-name="T1">“</text:span><text:span text:style-name="T1">file-output”</text:span></text:p>
          </draw:text-box>
        </draw:frame>
        <draw:frame draw:style-name="gr15" draw:text-style-name="P1" draw:id="id52" draw:layer="layout" svg:width="0.997cm" svg:height="0.662cm" svg:x="14.5cm" svg:y="15.838cm">
          <draw:text-box>
            <text:p text:style-name="P1">AS</text:p>
          </draw:text-box>
        </draw:frame>
        <draw:frame draw:style-name="gr15" draw:text-style-name="P1" draw:id="id53" draw:layer="layout" svg:width="1.328cm" svg:height="0.662cm" svg:x="16.497cm" svg:y="15.838cm">
          <draw:text-box>
            <text:p text:style-name="P1">alias</text:p>
          </draw:text-box>
        </draw:frame>
        <draw:connector draw:style-name="gr21" draw:text-style-name="P3" draw:layer="layout" svg:x1="15.497cm" svg:y1="16.169cm" svg:x2="16.497cm" svg:y2="16.169cm" draw:start-shape="id52" draw:start-glue-point="1" draw:end-shape="id53" draw:end-glue-point="3" svg:d="m15497 16169h1000">
          <text:p/>
        </draw:connector>
        <draw:frame draw:style-name="gr15" draw:text-style-name="P1" draw:id="id59" draw:layer="layout" svg:width="0.621cm" svg:height="0.662cm" svg:x="19.379cm" svg:y="12.838cm">
          <draw:text-box>
            <text:p text:style-name="P1">;</text:p>
          </draw:text-box>
        </draw:frame>
        <draw:connector draw:style-name="gr21" draw:text-style-name="P3" draw:layer="layout" draw:line-skew="-0.104cm" svg:x1="12.708cm" svg:y1="14.669cm" svg:x2="14.5cm" svg:y2="16.169cm" draw:start-shape="id54" draw:start-glue-point="1" draw:end-shape="id52" draw:end-glue-point="3" svg:d="m12708 14669h792v1500h1000">
          <text:p/>
        </draw:connector>
        <draw:connector draw:style-name="gr21" draw:text-style-name="P3" draw:layer="layout" svg:x1="8.971cm" svg:y1="14.669cm" svg:x2="10cm" svg:y2="14.669cm" draw:start-shape="id55" draw:start-glue-point="1" draw:end-shape="id54" draw:end-glue-point="3" svg:d="m8971 14669h1029">
          <text:p/>
        </draw:connector>
        <draw:connector draw:style-name="gr21" draw:text-style-name="P3" draw:layer="layout" draw:line-skew="-0.193cm" svg:x1="7.788cm" svg:y1="8.169cm" svg:x2="9.402cm" svg:y2="9.169cm" draw:start-shape="id49" draw:start-glue-point="1" draw:end-shape="id56" draw:end-glue-point="3" svg:d="m7788 8169h614v1000h1000">
          <text:p/>
        </draw:connector>
        <draw:connector draw:style-name="gr21" draw:text-style-name="P3" draw:layer="layout" svg:x1="3.489cm" svg:y1="8.169cm" svg:x2="5.402cm" svg:y2="8.169cm" draw:start-shape="id57" draw:start-glue-point="1" draw:end-shape="id49" draw:end-glue-point="3" svg:d="m3489 8169h1913">
          <text:p/>
        </draw:connector>
        <draw:connector draw:style-name="gr21" draw:text-style-name="P3" draw:layer="layout" svg:x1="8.413cm" svg:y1="3.331cm" svg:x2="10cm" svg:y2="3.331cm" draw:start-shape="id46" draw:start-glue-point="1" draw:end-shape="id48" draw:end-glue-point="3" svg:d="m8413 3331h1587">
          <text:p/>
        </draw:connector>
        <draw:frame draw:style-name="gr15" draw:text-style-name="P1" draw:id="id55" draw:layer="layout" svg:width="1.471cm" svg:height="0.662cm" svg:x="7.5cm" svg:y="14.338cm">
          <draw:text-box>
            <text:p text:style-name="P1">INTO</text:p>
          </draw:text-box>
        </draw:frame>
        <draw:connector draw:style-name="gr21" draw:text-style-name="P3" draw:layer="layout" draw:line-skew="1.5cm" svg:x1="5.5cm" svg:y1="13.169cm" svg:x2="7.5cm" svg:y2="14.669cm" draw:start-shape="id58" draw:start-glue-point="3" draw:end-shape="id55" draw:end-glue-point="3" svg:d="m5500 13169h1000v1500h1000">
          <text:p/>
        </draw:connector>
        <draw:connector draw:style-name="gr13" draw:text-style-name="P3" draw:layer="layout" draw:line-skew="-0.102cm" svg:x1="17.825cm" svg:y1="16.169cm" svg:x2="19.379cm" svg:y2="13.169cm" draw:start-shape="id53" draw:start-glue-point="1" draw:end-shape="id59" draw:end-glue-point="3" svg:d="m17825 16169h675v-3000h879">
          <text:p/>
        </draw:connector>
        <draw:connector draw:style-name="gr13" draw:text-style-name="P3" draw:layer="layout" draw:line-skew="2.456cm" svg:x1="12.708cm" svg:y1="14.669cm" svg:x2="19.379cm" svg:y2="13.169cm" draw:start-shape="id54" draw:start-glue-point="1" draw:end-shape="id59" draw:end-glue-point="3" svg:d="m12708 14669h5792v-1500h879">
          <text:p/>
        </draw:connector>
        <draw:connector draw:style-name="gr21" draw:text-style-name="P3" draw:layer="layout" svg:x1="6.222cm" svg:y1="13.169cm" svg:x2="19.379cm" svg:y2="13.169cm" draw:start-shape="id58" draw:start-glue-point="1" draw:end-shape="id59" draw:end-glue-point="3" svg:d="m6222 13169h13157">
          <text:p/>
        </draw:connector>
        <draw:frame draw:style-name="gr37" draw:text-style-name="P12" draw:id="id56" draw:layer="layout" svg:width="1.268cm" svg:height="0.662cm" svg:x="9.402cm" svg:y="8.838cm">
          <draw:text-box>
            <text:p text:style-name="P6"><text:span text:style-name="T5">ASC</text:span></text:p>
          </draw:text-box>
        </draw:frame>
        <draw:frame draw:style-name="gr38" draw:text-style-name="P12" draw:id="id60" draw:layer="layout" svg:width="1.556cm" svg:height="0.662cm" svg:x="9.402cm" svg:y="9.838cm">
          <draw:text-box>
            <text:p text:style-name="P6"><text:span text:style-name="T5">DESC</text:span></text:p>
          </draw:text-box>
        </draw:frame>
        <draw:connector draw:style-name="gr21" draw:text-style-name="P3" draw:layer="layout" draw:line-skew="-0.193cm" svg:x1="7.788cm" svg:y1="8.169cm" svg:x2="9.402cm" svg:y2="10.169cm" draw:start-shape="id49" draw:start-glue-point="1" draw:end-shape="id60" draw:end-glue-point="3" svg:d="m7788 8169h614v2000h1000">
          <text:p/>
        </draw:connector>
        <draw:frame draw:style-name="gr15" draw:text-style-name="P12" draw:id="id51" draw:layer="layout" svg:width="0.722cm" svg:height="0.662cm" svg:x="13.18cm" svg:y="7.838cm">
          <draw:text-box>
            <text:p text:style-name="P6"><text:span text:style-name="T5"><text:s text:c="2"/></text:span></text:p>
          </draw:text-box>
        </draw:frame>
        <draw:connector draw:style-name="gr13" draw:text-style-name="P3" draw:layer="layout" draw:line-skew="-0.523cm" svg:x1="10.67cm" svg:y1="9.169cm" svg:x2="13.18cm" svg:y2="8.169cm" draw:start-shape="id56" draw:start-glue-point="1" draw:end-shape="id51" draw:end-glue-point="3" svg:d="m10670 9169h732v-1000h1778">
          <text:p/>
        </draw:connector>
        <draw:connector draw:style-name="gr13" draw:text-style-name="P3" draw:layer="layout" draw:line-skew="-3cm" svg:x1="10.958cm" svg:y1="10.169cm" svg:x2="13.902cm" svg:y2="8.169cm" draw:start-shape="id60" draw:start-glue-point="1" draw:end-shape="id51" draw:end-glue-point="1" svg:d="m10958 10169h444v-2000h2500">
          <text:p/>
        </draw:connector>
        <draw:connector draw:style-name="gr21" draw:text-style-name="P3" draw:layer="layout" svg:x1="7.788cm" svg:y1="8.169cm" svg:x2="13.18cm" svg:y2="8.169cm" draw:start-shape="id49" draw:start-glue-point="1" draw:end-shape="id51" draw:end-glue-point="3" svg:d="m7788 8169h5392">
          <text:p/>
        </draw:connector>
        <draw:connector draw:style-name="gr21" draw:text-style-name="P3" draw:layer="layout" draw:line-skew="0cm 0.831cm -2cm" svg:x1="13.902cm" svg:y1="8.169cm" svg:x2="5.5cm" svg:y2="13.169cm" draw:start-shape="id51" draw:start-glue-point="1" draw:end-shape="id58" draw:end-glue-point="3" svg:d="m13902 8169h500v3331h-11402v1669h2500">
          <text:p/>
        </draw:connector>
        <draw:frame draw:style-name="gr2" draw:id="id48" draw:layer="layout" svg:width="0.722cm" svg:height="0.662cm" svg:x="10cm" svg:y="3cm">
          <draw:text-box>
            <text:p text:style-name="P1"><text:s text:c="2"/></text:p>
          </draw:text-box>
        </draw:frame>
        <draw:connector draw:style-name="gr21" draw:text-style-name="P3" draw:layer="layout" svg:x1="10.722cm" svg:y1="3.331cm" svg:x2="2.994cm" svg:y2="7.838cm" draw:start-shape="id48" draw:start-glue-point="1" draw:end-shape="id57" draw:end-glue-point="0" svg:d="m10722 3331h500v2419h-8228v2088">
          <text:p/>
        </draw:connector>
      </draw:page>
      <draw:page draw:name="Create Statement" draw:style-name="dp1" draw:master-page-name="Default">
        <office:forms form:automatic-focus="false" form:apply-design-mode="false"/>
        <draw:frame draw:style-name="gr1" draw:text-style-name="P1" draw:layer="layout" svg:width="3.914cm" svg:height="0.662cm" svg:x="1.5cm" svg:y="1.448cm">
          <draw:text-box>
            <text:p text:style-name="P1">CREATE statement</text:p>
          </draw:text-box>
        </draw:frame>
        <draw:frame draw:style-name="gr29" draw:text-style-name="P10" draw:id="id61" draw:layer="layout" svg:width="2.04cm" svg:height="0.662cm" svg:x="2cm" svg:y="4.838cm">
          <draw:text-box>
            <text:p text:style-name="P1"><text:span text:style-name="T3">CREATE</text:span></text:p>
          </draw:text-box>
        </draw:frame>
        <draw:frame draw:style-name="gr30" draw:text-style-name="P11" draw:id="id62" draw:layer="layout" svg:width="4.211cm" svg:height="0.662cm" svg:x="5cm" svg:y="4.838cm">
          <draw:text-box>
            <text:p text:style-name="P1"><text:span text:style-name="T4">“</text:span><text:span text:style-name="T4">/path/to/output/file”</text:span></text:p>
          </draw:text-box>
        </draw:frame>
        <draw:connector draw:style-name="gr39" draw:text-style-name="P3" draw:layer="layout" svg:x1="4.04cm" svg:y1="5.169cm" svg:x2="5cm" svg:y2="5.169cm" draw:start-shape="id61" draw:start-glue-point="1" draw:end-shape="id62" draw:end-glue-point="3" svg:d="m4040 5169h960">
          <text:p/>
        </draw:connector>
        <draw:frame draw:style-name="gr10" draw:id="id64" draw:layer="layout" svg:width="0.637cm" svg:height="0.662cm" svg:x="16.5cm" svg:y="4.838cm">
          <draw:text-box>
            <text:p text:style-name="P1">(</text:p>
          </draw:text-box>
        </draw:frame>
        <draw:connector draw:style-name="gr39" draw:text-style-name="P3" draw:layer="layout" svg:x1="9.211cm" svg:y1="5.169cm" svg:x2="10.338cm" svg:y2="5.169cm" draw:start-shape="id62" draw:start-glue-point="1" draw:end-shape="id63" svg:d="m9211 5169h1127">
          <text:p/>
        </draw:connector>
        <draw:connector draw:style-name="gr33" draw:text-style-name="P3" draw:layer="layout" svg:x1="17.137cm" svg:y1="5.169cm" svg:x2="18.5cm" svg:y2="5.169cm" draw:start-shape="id64" draw:start-glue-point="1" draw:end-shape="id65" draw:end-glue-point="3" svg:d="m17137 5169h1363">
          <text:p/>
        </draw:connector>
        <draw:frame draw:style-name="gr40" draw:text-style-name="P1" draw:id="id65" draw:layer="layout" svg:width="3cm" svg:height="0.662cm" svg:x="18.5cm" svg:y="4.838cm">
          <draw:text-box>
            <text:p text:style-name="P1">Field Clause</text:p>
          </draw:text-box>
        </draw:frame>
        <draw:frame draw:style-name="gr41" draw:text-style-name="P1" draw:id="id66" draw:layer="layout" svg:width="0.637cm" svg:height="0.662cm" svg:x="23.363cm" svg:y="4.838cm">
          <draw:text-box>
            <text:p text:style-name="P1">)</text:p>
          </draw:text-box>
        </draw:frame>
        <draw:connector draw:style-name="gr42" draw:text-style-name="P3" draw:layer="layout" svg:x1="21.5cm" svg:y1="5.169cm" svg:x2="23.363cm" svg:y2="5.169cm" draw:start-shape="id65" draw:start-glue-point="1" draw:end-shape="id66" draw:end-glue-point="3" svg:d="m21500 5169h1863">
          <text:p/>
        </draw:connector>
        <draw:frame draw:style-name="gr10" draw:id="id67" draw:layer="layout" svg:width="0.612cm" svg:height="0.662cm" svg:x="19.5cm" svg:y="3.338cm">
          <draw:text-box>
            <text:p text:style-name="P1">,</text:p>
          </draw:text-box>
        </draw:frame>
        <draw:connector draw:style-name="gr33" draw:text-style-name="P3" draw:layer="layout" svg:x1="18.5cm" svg:y1="5.169cm" svg:x2="19.5cm" svg:y2="3.669cm" draw:start-shape="id65" draw:start-glue-point="3" draw:end-shape="id67" draw:end-glue-point="3" svg:d="m18500 5169h-500v-1500h1500">
          <text:p/>
        </draw:connector>
        <draw:connector draw:style-name="gr34" draw:text-style-name="P3" draw:layer="layout" svg:x1="20.112cm" svg:y1="3.669cm" svg:x2="21.5cm" svg:y2="5.169cm" draw:start-shape="id67" draw:start-glue-point="1" draw:end-shape="id65" draw:end-glue-point="1" svg:d="m20112 3669h1888v1500h-500">
          <text:p/>
        </draw:connector>
        <draw:connector draw:style-name="gr16" draw:text-style-name="P3" draw:layer="layout" draw:line-skew="0cm 0cm -1cm" svg:x1="24cm" svg:y1="5.169cm" svg:x2="5.5cm" svg:y2="7.507cm" draw:start-shape="id66" draw:start-glue-point="1" draw:end-shape="id68" draw:end-glue-point="3" svg:d="m24000 5169h500v1169h-20500v1169h1500">
          <text:p/>
        </draw:connector>
        <draw:frame draw:style-name="gr2" draw:id="id69" draw:layer="layout" svg:width="1.848cm" svg:height="0.662cm" svg:x="7.5cm" svg:y="9.176cm">
          <draw:text-box>
            <text:p text:style-name="P1">FILTER</text:p>
          </draw:text-box>
        </draw:frame>
        <draw:frame draw:style-name="gr8" draw:text-style-name="P1" draw:id="id71" draw:layer="layout" svg:width="2.809cm" svg:height="0.662cm" svg:x="12cm" svg:y="9.176cm">
          <draw:text-box>
            <text:p text:style-name="P1">Filter Clause</text:p>
          </draw:text-box>
        </draw:frame>
        <draw:frame draw:style-name="gr2" draw:id="id70" draw:layer="layout" svg:width="0.858cm" svg:height="0.662cm" svg:x="10.142cm" svg:y="9.176cm">
          <draw:text-box>
            <text:p text:style-name="P1"><text:s/>( </text:p>
          </draw:text-box>
        </draw:frame>
        <draw:connector draw:style-name="gr16" draw:text-style-name="P3" draw:layer="layout" svg:x1="9.348cm" svg:y1="9.507cm" svg:x2="10.142cm" svg:y2="9.507cm" draw:start-shape="id69" draw:start-glue-point="1" draw:end-shape="id70" draw:end-glue-point="3" svg:d="m9348 9507h794">
          <text:p/>
        </draw:connector>
        <draw:frame draw:style-name="gr2" draw:id="id73" draw:layer="layout" svg:width="0.612cm" svg:height="0.662cm" svg:x="13cm" svg:y="7.838cm">
          <draw:text-box>
            <text:p text:style-name="P1">,</text:p>
          </draw:text-box>
        </draw:frame>
        <draw:frame draw:style-name="gr2" draw:id="id72" draw:layer="layout" svg:width="0.858cm" svg:height="0.662cm" svg:x="16.142cm" svg:y="9.176cm">
          <draw:text-box>
            <text:p text:style-name="P1"><text:s/>) </text:p>
          </draw:text-box>
        </draw:frame>
        <draw:connector draw:style-name="gr13" draw:text-style-name="P3" draw:layer="layout" svg:x1="11cm" svg:y1="9.507cm" svg:x2="12cm" svg:y2="9.507cm" draw:start-shape="id70" draw:start-glue-point="1" draw:end-shape="id71" draw:end-glue-point="3" svg:d="m11000 9507h1000">
          <text:p/>
        </draw:connector>
        <draw:connector draw:style-name="gr16" draw:text-style-name="P3" draw:layer="layout" svg:x1="14.809cm" svg:y1="9.507cm" svg:x2="16.142cm" svg:y2="9.507cm" draw:start-shape="id71" draw:start-glue-point="1" draw:end-shape="id72" draw:end-glue-point="3" svg:d="m14809 9507h1333">
          <text:p/>
        </draw:connector>
        <draw:connector draw:style-name="gr13" draw:text-style-name="P3" draw:layer="layout" svg:x1="12cm" svg:y1="9.507cm" svg:x2="13cm" svg:y2="8.169cm" draw:start-shape="id71" draw:start-glue-point="3" draw:end-shape="id73" draw:end-glue-point="3" svg:d="m12000 9507h-500v-1338h1500">
          <text:p/>
        </draw:connector>
        <draw:connector draw:style-name="gr43" draw:text-style-name="P3" draw:layer="layout" svg:x1="13.612cm" svg:y1="8.169cm" svg:x2="14.809cm" svg:y2="9.507cm" draw:start-shape="id73" draw:start-glue-point="1" draw:end-shape="id71" draw:end-glue-point="1" svg:d="m13612 8169h1697v1338h-500">
          <text:p/>
        </draw:connector>
        <draw:frame draw:style-name="gr2" draw:id="id78" draw:layer="layout" svg:width="0.722cm" svg:height="0.662cm" svg:x="5.69cm" svg:y="11.676cm">
          <draw:text-box>
            <text:p text:style-name="P1"><text:s text:c="2"/></text:p>
          </draw:text-box>
        </draw:frame>
        <draw:frame draw:style-name="gr2" draw:text-style-name="P2" draw:id="id75" draw:layer="layout" svg:width="1.328cm" svg:height="0.662cm" svg:x="9.5cm" svg:y="12.838cm">
          <draw:text-box>
            <text:p text:style-name="P1"><text:span text:style-name="T1">alias</text:span></text:p>
          </draw:text-box>
        </draw:frame>
        <draw:connector draw:style-name="gr16" draw:text-style-name="P3" draw:layer="layout" svg:x1="8.497cm" svg:y1="13.169cm" svg:x2="9.5cm" svg:y2="13.169cm" draw:start-shape="id74" draw:start-glue-point="1" draw:end-shape="id75" draw:end-glue-point="3" svg:d="m8497 13169h1003">
          <text:p/>
        </draw:connector>
        <draw:frame draw:style-name="gr35" draw:text-style-name="P1" draw:id="id76" draw:layer="layout" svg:width="0.841cm" svg:height="0.662cm" svg:x="12.659cm" svg:y="11.676cm">
          <draw:text-box>
            <text:p text:style-name="P1"><text:s/>; </text:p>
          </draw:text-box>
        </draw:frame>
        <draw:connector draw:style-name="gr44" draw:text-style-name="P3" draw:layer="layout" draw:line-skew="1.5cm" svg:x1="7.5cm" svg:y1="9.507cm" svg:x2="5.5cm" svg:y2="7.507cm" draw:start-shape="id69" draw:start-glue-point="3" draw:end-shape="id68" draw:end-glue-point="3" svg:d="m7500 9507h-1000v-2000h-1000">
          <text:p/>
        </draw:connector>
        <draw:frame draw:style-name="gr35" draw:text-style-name="P1" draw:id="id68" draw:layer="layout" svg:width="0.722cm" svg:height="0.662cm" svg:x="5.5cm" svg:y="7.176cm">
          <draw:text-box>
            <text:p text:style-name="P1"><text:s text:c="2"/></text:p>
          </draw:text-box>
        </draw:frame>
        <draw:connector draw:style-name="gr21" draw:text-style-name="P3" draw:layer="layout" svg:x1="10.828cm" svg:y1="13.169cm" svg:x2="12.659cm" svg:y2="12.007cm" draw:start-shape="id75" draw:start-glue-point="1" draw:end-shape="id76" draw:end-glue-point="3" svg:d="m10828 13169h916v-1162h915">
          <text:p/>
        </draw:connector>
        <draw:frame draw:style-name="gr35" draw:text-style-name="P1" draw:id="id77" draw:layer="layout" svg:width="0.722cm" svg:height="0.662cm" svg:x="18.5cm" svg:y="7.176cm">
          <draw:text-box>
            <text:p text:style-name="P1"><text:s text:c="2"/></text:p>
          </draw:text-box>
        </draw:frame>
        <draw:connector draw:style-name="gr21" draw:text-style-name="P3" draw:layer="layout" svg:x1="6.222cm" svg:y1="7.507cm" svg:x2="18.5cm" svg:y2="7.507cm" draw:start-shape="id68" draw:start-glue-point="1" draw:end-shape="id77" draw:end-glue-point="3" svg:d="m6222 7507h12278">
          <text:p/>
        </draw:connector>
        <draw:connector draw:style-name="gr13" draw:text-style-name="P3" draw:layer="layout" draw:line-skew="-2.222cm" svg:x1="17cm" svg:y1="9.507cm" svg:x2="19.222cm" svg:y2="7.507cm" draw:start-shape="id72" draw:start-glue-point="1" draw:end-shape="id77" draw:end-glue-point="1" svg:d="m17000 9507h500v-2000h1722">
          <text:p/>
        </draw:connector>
        <draw:connector draw:style-name="gr21" draw:text-style-name="P3" draw:layer="layout" draw:line-skew="0cm 1.081cm -1.19cm" svg:x1="19.222cm" svg:y1="7.507cm" svg:x2="5.69cm" svg:y2="12.007cm" draw:start-shape="id77" draw:start-glue-point="1" draw:end-shape="id78" draw:end-glue-point="3" svg:d="m19222 7507h500v3331h-15722v1169h1690">
          <text:p/>
        </draw:connector>
        <draw:frame draw:style-name="gr45" draw:text-style-name="P1" draw:id="id63" draw:layer="layout" svg:width="1.662cm" svg:height="0.662cm" svg:x="10.338cm" svg:y="4.838cm">
          <draw:text-box>
            <text:p text:style-name="P1">FROM</text:p>
          </draw:text-box>
        </draw:frame>
        <draw:frame draw:style-name="gr10" draw:text-style-name="P2" draw:id="id79" draw:layer="layout" svg:width="1.328cm" svg:height="0.662cm" svg:x="13.5cm" svg:y="4.838cm">
          <draw:text-box>
            <text:p text:style-name="P1"><text:span text:style-name="T1">alias</text:span></text:p>
          </draw:text-box>
        </draw:frame>
        <draw:connector draw:style-name="gr21" draw:text-style-name="P3" draw:layer="layout" svg:x1="12cm" svg:y1="5.169cm" svg:x2="13.5cm" svg:y2="5.169cm" draw:start-shape="id63" draw:start-glue-point="1" draw:end-shape="id79" draw:end-glue-point="3" svg:d="m12000 5169h1500">
          <text:p/>
        </draw:connector>
        <draw:frame draw:style-name="gr10" draw:id="id80" draw:layer="layout" svg:width="0.612cm" svg:height="0.662cm" svg:x="13.363cm" svg:y="3.676cm">
          <draw:text-box>
            <text:p text:style-name="P1">,</text:p>
          </draw:text-box>
        </draw:frame>
        <draw:connector draw:style-name="gr21" draw:text-style-name="P3" draw:layer="layout" svg:x1="14.828cm" svg:y1="5.169cm" svg:x2="13.975cm" svg:y2="4.007cm" draw:start-shape="id79" draw:start-glue-point="1" draw:end-shape="id80" draw:end-glue-point="1" svg:d="m14828 5169h500v-1162h-1353">
          <text:p/>
        </draw:connector>
        <draw:connector draw:style-name="gr13" draw:text-style-name="P3" draw:layer="layout" draw:line-skew="-0.363cm" svg:x1="13.363cm" svg:y1="4.007cm" svg:x2="13.5cm" svg:y2="5.169cm" draw:start-shape="id80" draw:start-glue-point="3" draw:end-shape="id79" draw:end-glue-point="3" svg:d="m13363 4007h-863v1162h1000">
          <text:p/>
        </draw:connector>
        <draw:connector draw:style-name="gr21" draw:text-style-name="P3" draw:layer="layout" svg:x1="14.828cm" svg:y1="5.169cm" svg:x2="16.5cm" svg:y2="5.169cm" draw:start-shape="id79" draw:start-glue-point="1" draw:end-shape="id64" draw:end-glue-point="3" svg:d="m14828 5169h1672">
          <text:p/>
        </draw:connector>
        <draw:frame draw:style-name="gr2" draw:id="id74" draw:layer="layout" svg:width="0.997cm" svg:height="0.662cm" svg:x="7.5cm" svg:y="12.838cm">
          <draw:text-box>
            <text:p text:style-name="P1">AS</text:p>
          </draw:text-box>
        </draw:frame>
        <draw:connector draw:style-name="gr21" draw:text-style-name="P3" draw:layer="layout" draw:line-skew="1.31cm" svg:x1="5.69cm" svg:y1="12.007cm" svg:x2="7.5cm" svg:y2="13.169cm" draw:start-shape="id78" draw:start-glue-point="3" draw:end-shape="id74" draw:end-glue-point="3" svg:d="m5690 12007h810v1162h1000">
          <text:p/>
        </draw:connector>
        <draw:connector draw:style-name="gr13" draw:text-style-name="P3" draw:layer="layout" svg:x1="6.412cm" svg:y1="12.007cm" svg:x2="12.659cm" svg:y2="12.007cm" draw:start-shape="id78" draw:start-glue-point="1" draw:end-shape="id76" draw:end-glue-point="3" svg:d="m6412 12007h6247">
          <text:p/>
        </draw:connector>
      </draw:page>
      <draw:page draw:name="Join Statement" draw:style-name="dp1" draw:master-page-name="Default">
        <office:forms form:automatic-focus="false" form:apply-design-mode="false"/>
        <draw:frame draw:style-name="gr46" draw:text-style-name="P1" draw:id="id81" draw:layer="layout" svg:width="1.378cm" svg:height="0.662cm" svg:x="2.18cm" svg:y="3.5cm">
          <draw:text-box>
            <text:p text:style-name="P1">JOIN</text:p>
          </draw:text-box>
        </draw:frame>
        <draw:frame draw:style-name="gr47" draw:text-style-name="P7" draw:id="id82" draw:layer="layout" svg:width="2.54cm" svg:height="0.662cm" svg:x="5.058cm" svg:y="3.5cm">
          <draw:text-box>
            <text:p text:style-name="P6"><text:span text:style-name="T1">“</text:span><text:span text:style-name="T1">file-name”</text:span></text:p>
          </draw:text-box>
        </draw:frame>
        <draw:connector draw:style-name="gr16" draw:text-style-name="P3" draw:layer="layout" svg:x1="3.558cm" svg:y1="3.831cm" svg:x2="5.058cm" svg:y2="3.831cm" draw:start-shape="id81" draw:start-glue-point="1" draw:end-shape="id82" draw:end-glue-point="3" svg:d="m3558 3831h1500">
          <text:p/>
        </draw:connector>
        <draw:frame draw:style-name="gr48" draw:text-style-name="P1" draw:id="id83" draw:layer="layout" svg:width="2.297cm" svg:height="0.662cm" svg:x="16.261cm" svg:y="13.038cm">
          <draw:text-box>
            <text:p text:style-name="P1">Join Rules</text:p>
          </draw:text-box>
        </draw:frame>
        <draw:frame draw:style-name="gr15" draw:text-style-name="P1" draw:id="id93" draw:layer="layout" svg:width="0.637cm" svg:height="0.662cm" svg:x="13.421cm" svg:y="13.038cm">
          <draw:text-box>
            <text:p text:style-name="P1">(</text:p>
          </draw:text-box>
        </draw:frame>
        <draw:frame draw:style-name="gr15" draw:text-style-name="P1" draw:id="id84" draw:layer="layout" svg:width="0.637cm" svg:height="0.662cm" svg:x="20.921cm" svg:y="13.038cm">
          <draw:text-box>
            <text:p text:style-name="P1">)</text:p>
          </draw:text-box>
        </draw:frame>
        <draw:connector draw:style-name="gr16" draw:text-style-name="P3" draw:layer="layout" svg:x1="18.558cm" svg:y1="13.369cm" svg:x2="20.921cm" svg:y2="13.369cm" draw:start-shape="id83" draw:start-glue-point="1" draw:end-shape="id84" draw:end-glue-point="3" svg:d="m18558 13369h2363">
          <text:p/>
        </draw:connector>
        <draw:frame draw:style-name="gr49" draw:text-style-name="P1" draw:id="id87" draw:layer="layout" svg:width="6.771cm" svg:height="0.662cm" svg:x="4.558cm" svg:y="16.5cm">
          <draw:text-box>
            <text:p text:style-name="P1"><text:s text:c="2"/></text:p>
          </draw:text-box>
        </draw:frame>
        <draw:frame draw:style-name="gr2" draw:id="id85" draw:layer="layout" svg:width="0.612cm" svg:height="0.662cm" svg:x="17.208cm" svg:y="11.838cm">
          <draw:text-box>
            <text:p text:style-name="P1">,</text:p>
          </draw:text-box>
        </draw:frame>
        <draw:connector draw:style-name="gr13" draw:text-style-name="P3" draw:layer="layout" draw:line-skew="-0.691cm" svg:x1="16.261cm" svg:y1="13.369cm" svg:x2="17.208cm" svg:y2="12.169cm" draw:start-shape="id83" draw:start-glue-point="3" draw:end-shape="id85" draw:end-glue-point="3" svg:d="m16261 13369h-1191v-1200h2138">
          <text:p/>
        </draw:connector>
        <draw:connector draw:style-name="gr43" draw:text-style-name="P3" draw:layer="layout" draw:line-skew="0.5cm" svg:x1="17.82cm" svg:y1="12.169cm" svg:x2="18.558cm" svg:y2="13.369cm" draw:start-shape="id85" draw:start-glue-point="1" draw:end-shape="id83" draw:end-glue-point="1" svg:d="m17820 12169h1738v1200h-1000">
          <text:p/>
        </draw:connector>
        <draw:frame draw:style-name="gr48" draw:text-style-name="P1" draw:layer="layout" svg:width="3.33cm" svg:height="0.662cm" svg:x="1.558cm" svg:y="2cm">
          <draw:text-box>
            <text:p text:style-name="P1">JOIN Statement</text:p>
          </draw:text-box>
        </draw:frame>
        <draw:frame draw:style-name="gr2" draw:text-style-name="P2" draw:id="id86" draw:layer="layout" svg:width="1.328cm" svg:height="0.662cm" svg:x="5.558cm" svg:y="4.5cm">
          <draw:text-box>
            <text:p text:style-name="P1"><text:span text:style-name="T1">alias</text:span></text:p>
          </draw:text-box>
        </draw:frame>
        <draw:frame draw:style-name="gr2" draw:id="id89" draw:layer="layout" svg:width="0.798cm" svg:height="0.662cm" svg:x="10.058cm" svg:y="4.5cm">
          <draw:text-box>
            <text:p text:style-name="P1">+</text:p>
          </draw:text-box>
        </draw:frame>
        <draw:connector draw:style-name="gr50" draw:text-style-name="P3" draw:layer="layout" svg:x1="6.886cm" svg:y1="4.831cm" svg:x2="7.598cm" svg:y2="3.831cm" draw:start-shape="id86" draw:start-glue-point="1" draw:end-shape="id82" draw:end-glue-point="1" svg:d="m6886 4831h1212v-1000h-500">
          <text:p/>
        </draw:connector>
        <draw:connector draw:style-name="gr3" draw:text-style-name="P3" draw:layer="layout" draw:line-skew="0cm 0.4cm -1cm" svg:x1="21.558cm" svg:y1="13.369cm" svg:x2="4.558cm" svg:y2="16.831cm" draw:start-shape="id84" draw:start-glue-point="1" draw:end-shape="id87" draw:end-glue-point="3" svg:d="m21558 13369h500v2131h-19000v1331h1500">
          <text:p/>
        </draw:connector>
        <draw:frame draw:style-name="gr2" draw:text-style-name="P1" draw:id="id88" draw:layer="layout" svg:width="0.621cm" svg:height="0.662cm" svg:x="10.058cm" svg:y="5.5cm">
          <draw:text-box>
            <text:p text:style-name="P1">-</text:p>
          </draw:text-box>
        </draw:frame>
        <draw:connector draw:style-name="gr21" draw:text-style-name="P3" draw:layer="layout" draw:line-skew="0.23cm" svg:x1="7.598cm" svg:y1="3.831cm" svg:x2="10.058cm" svg:y2="5.831cm" draw:start-shape="id82" draw:start-glue-point="1" draw:end-shape="id88" draw:end-glue-point="3" svg:d="m7598 3831h1460v2000h1000">
          <text:p/>
        </draw:connector>
        <draw:frame draw:style-name="gr51" draw:text-style-name="P1" draw:id="id91" draw:layer="layout" svg:width="2.203cm" svg:height="0.662cm" svg:x="13.558cm" svg:y="4.338cm">
          <draw:text-box>
            <text:p text:style-name="P1">SORTED</text:p>
          </draw:text-box>
        </draw:frame>
        <draw:connector draw:style-name="gr21" draw:text-style-name="P3" draw:layer="layout" draw:line-skew="0.23cm" svg:x1="7.598cm" svg:y1="3.831cm" svg:x2="10.058cm" svg:y2="4.831cm" draw:start-shape="id82" draw:start-glue-point="1" draw:end-shape="id89" draw:end-glue-point="3" svg:d="m7598 3831h1460v1000h1000">
          <text:p/>
        </draw:connector>
        <draw:connector draw:style-name="gr52" draw:text-style-name="P3" draw:layer="layout" draw:line-skew="-3.233cm" svg:x1="10.856cm" svg:y1="4.831cm" svg:x2="18.726cm" svg:y2="3.831cm" draw:start-shape="id89" draw:start-glue-point="1" draw:end-shape="id90" draw:end-glue-point="3" svg:d="m10856 4831h702v-1000h7168">
          <text:p/>
        </draw:connector>
        <draw:connector draw:style-name="gr53" draw:text-style-name="P3" draw:layer="layout" draw:line-skew="-3.145cm" svg:x1="10.679cm" svg:y1="5.831cm" svg:x2="18.726cm" svg:y2="3.831cm" draw:start-shape="id88" draw:start-glue-point="1" draw:end-shape="id90" draw:end-glue-point="3" svg:d="m10679 5831h879v-2000h7168">
          <text:p/>
        </draw:connector>
        <draw:connector draw:style-name="gr21" draw:text-style-name="P3" draw:layer="layout" draw:line-skew="1.98cm" svg:x1="7.598cm" svg:y1="3.831cm" svg:x2="13.558cm" svg:y2="4.669cm" draw:start-shape="id82" draw:start-glue-point="1" draw:end-shape="id91" draw:end-glue-point="3" svg:d="m7598 3831h4960v838h1000">
          <text:p/>
        </draw:connector>
        <draw:frame draw:style-name="gr54" draw:text-style-name="P1" draw:id="id92" draw:layer="layout" svg:width="2.674cm" svg:height="0.662cm" svg:x="13.558cm" svg:y="5.338cm">
          <draw:text-box>
            <text:p text:style-name="P1">UNSORTED</text:p>
          </draw:text-box>
        </draw:frame>
        <draw:connector draw:style-name="gr21" draw:text-style-name="P3" draw:layer="layout" draw:line-skew="1.98cm" svg:x1="7.598cm" svg:y1="3.831cm" svg:x2="13.558cm" svg:y2="5.669cm" draw:start-shape="id82" draw:start-glue-point="1" draw:end-shape="id92" draw:end-glue-point="3" svg:d="m7598 3831h4960v1838h1000">
          <text:p/>
        </draw:connector>
        <draw:connector draw:style-name="gr21" draw:text-style-name="P3" draw:layer="layout" svg:x1="14.058cm" svg:y1="13.369cm" svg:x2="16.261cm" svg:y2="13.369cm" draw:start-shape="id93" draw:start-glue-point="1" draw:end-shape="id83" draw:end-glue-point="3" svg:d="m14058 13369h2203">
          <text:p/>
        </draw:connector>
        <draw:frame draw:style-name="gr55" draw:text-style-name="P1" draw:layer="layout" svg:width="2.54cm" svg:height="0.662cm" svg:x="1.518cm" svg:y="19.838cm">
          <draw:text-box>
            <text:p text:style-name="P1">Join Rules</text:p>
          </draw:text-box>
        </draw:frame>
        <draw:frame draw:style-name="gr2" draw:text-style-name="P2" draw:id="id94" draw:layer="layout" svg:width="2.517cm" svg:height="0.662cm" svg:x="4.159cm" svg:y="22.338cm">
          <draw:text-box>
            <text:p text:style-name="P1"><text:span text:style-name="T1">“</text:span><text:span text:style-name="T1">file-name”</text:span></text:p>
          </draw:text-box>
        </draw:frame>
        <draw:frame draw:style-name="gr2" draw:text-style-name="P2" draw:id="id97" draw:layer="layout" svg:width="2.386cm" svg:height="0.662cm" svg:x="10.681cm" svg:y="21.338cm">
          <draw:text-box>
            <text:p text:style-name="P1"><text:span text:style-name="T1">field-name</text:span></text:p>
          </draw:text-box>
        </draw:frame>
        <draw:connector draw:style-name="gr13" draw:text-style-name="P3" draw:layer="layout" svg:x1="6.676cm" svg:y1="22.669cm" svg:x2="8.058cm" svg:y2="22.669cm" draw:start-shape="id94" draw:start-glue-point="1" draw:end-shape="id95" draw:end-glue-point="3" svg:d="m6676 22669h1382">
          <text:p/>
        </draw:connector>
        <draw:frame draw:style-name="gr2" draw:id="id96" draw:layer="layout" svg:width="0.612cm" svg:height="0.662cm" svg:x="2.058cm" svg:y="21.338cm">
          <draw:text-box>
            <text:p text:style-name="P1"><text:s/></text:p>
          </draw:text-box>
        </draw:frame>
        <draw:connector draw:style-name="gr16" draw:text-style-name="P3" draw:layer="layout" draw:line-skew="-0.357cm" svg:x1="2.67cm" svg:y1="21.669cm" svg:x2="4.159cm" svg:y2="22.669cm" draw:start-shape="id96" draw:start-glue-point="1" draw:end-shape="id94" svg:d="m2670 21669h388v1000h1101">
          <text:p/>
        </draw:connector>
        <draw:connector draw:style-name="gr16" draw:text-style-name="P3" draw:layer="layout" svg:x1="2.67cm" svg:y1="21.669cm" svg:x2="10.681cm" svg:y2="21.669cm" draw:start-shape="id96" draw:start-glue-point="1" draw:end-shape="id97" draw:end-glue-point="3" svg:d="m2670 21669h8011">
          <text:p/>
        </draw:connector>
        <draw:frame draw:style-name="gr56" draw:text-style-name="P1" draw:id="id101" draw:layer="layout" svg:width="0.798cm" svg:height="0.662cm" svg:x="14.058cm" svg:y="21.338cm">
          <draw:text-box>
            <text:p text:style-name="P1">=</text:p>
          </draw:text-box>
        </draw:frame>
        <draw:frame draw:style-name="gr2" draw:layer="layout" svg:width="0.942cm" svg:height="0.662cm" svg:x="26.558cm" svg:y="18cm">
          <draw:text-box>
            <text:p text:style-name="P1"><text:s text:c="4"/></text:p>
          </draw:text-box>
        </draw:frame>
        <draw:frame draw:style-name="gr2" draw:text-style-name="P2" draw:id="id98" draw:layer="layout" svg:width="1.328cm" svg:height="0.662cm" svg:x="4.73cm" svg:y="23.338cm">
          <draw:text-box>
            <text:p text:style-name="P1"><text:span text:style-name="T1">alias</text:span></text:p>
          </draw:text-box>
        </draw:frame>
        <draw:connector draw:style-name="gr3" draw:text-style-name="P3" draw:layer="layout" svg:x1="6.058cm" svg:y1="23.669cm" svg:x2="8.058cm" svg:y2="22.669cm" draw:start-shape="id98" draw:start-glue-point="1" draw:end-shape="id95" draw:end-glue-point="3" svg:d="m6058 23669h1000v-1000h1000">
          <text:p/>
        </draw:connector>
        <draw:frame draw:style-name="gr2" draw:id="id95" draw:layer="layout" svg:width="0.836cm" svg:height="0.662cm" svg:x="8.058cm" svg:y="22.338cm">
          <draw:text-box>
            <text:p text:style-name="P1"><text:s/>. </text:p>
          </draw:text-box>
        </draw:frame>
        <draw:connector draw:style-name="gr50" draw:text-style-name="P3" draw:layer="layout" svg:x1="8.894cm" svg:y1="22.669cm" svg:x2="10.681cm" svg:y2="21.669cm" draw:start-shape="id95" draw:start-glue-point="1" draw:end-shape="id97" draw:end-glue-point="3" svg:d="m8894 22669h894v-1000h893">
          <text:p/>
        </draw:connector>
        <draw:frame draw:style-name="gr2" draw:text-style-name="P9" draw:id="id99" draw:layer="layout" svg:width="2.517cm" svg:height="0.662cm" svg:x="16.659cm" svg:y="22.338cm">
          <draw:text-box>
            <text:p text:style-name="P6"><text:span text:style-name="T1">“</text:span><text:span text:style-name="T1">file-name”</text:span></text:p>
          </draw:text-box>
        </draw:frame>
        <draw:frame draw:style-name="gr2" draw:text-style-name="P2" draw:id="id103" draw:layer="layout" svg:width="2.386cm" svg:height="0.662cm" svg:x="23.058cm" svg:y="21.338cm">
          <draw:text-box>
            <text:p text:style-name="P1"><text:span text:style-name="T1">field-name</text:span></text:p>
          </draw:text-box>
        </draw:frame>
        <draw:connector draw:style-name="gr13" draw:text-style-name="P3" draw:layer="layout" svg:x1="19.176cm" svg:y1="22.669cm" svg:x2="20.558cm" svg:y2="22.669cm" draw:start-shape="id99" draw:start-glue-point="1" draw:end-shape="id100" draw:end-glue-point="3" svg:d="m19176 22669h1382">
          <text:p/>
        </draw:connector>
        <draw:connector draw:style-name="gr16" draw:text-style-name="P3" draw:layer="layout" draw:line-skew="-0.2cm" svg:x1="14.856cm" svg:y1="21.669cm" svg:x2="16.659cm" svg:y2="22.669cm" draw:start-shape="id101" draw:start-glue-point="1" draw:end-shape="id99" svg:d="m14856 21669h702v1000h1101">
          <text:p/>
        </draw:connector>
        <draw:frame draw:style-name="gr2" draw:text-style-name="P9" draw:id="id102" draw:layer="layout" svg:width="1.328cm" svg:height="0.662cm" svg:x="17.058cm" svg:y="23.338cm">
          <draw:text-box>
            <text:p text:style-name="P6"><text:span text:style-name="T1">alias</text:span></text:p>
          </draw:text-box>
        </draw:frame>
        <draw:connector draw:style-name="gr3" draw:text-style-name="P3" draw:layer="layout" draw:line-skew="0.086cm" svg:x1="18.386cm" svg:y1="23.669cm" svg:x2="20.558cm" svg:y2="22.669cm" draw:start-shape="id102" draw:start-glue-point="1" draw:end-shape="id100" draw:end-glue-point="3" svg:d="m18386 23669h1172v-1000h1000">
          <text:p/>
        </draw:connector>
        <draw:frame draw:style-name="gr2" draw:id="id100" draw:layer="layout" svg:width="0.836cm" svg:height="0.662cm" svg:x="20.558cm" svg:y="22.338cm">
          <draw:text-box>
            <text:p text:style-name="P1"><text:s/>. </text:p>
          </draw:text-box>
        </draw:frame>
        <draw:connector draw:style-name="gr50" draw:text-style-name="P3" draw:layer="layout" draw:line-skew="-0.168cm" svg:x1="21.394cm" svg:y1="22.669cm" svg:x2="23.058cm" svg:y2="21.669cm" draw:start-shape="id100" draw:start-glue-point="1" draw:end-shape="id103" draw:end-glue-point="3" svg:d="m21394 22669h664v-1000h1000">
          <text:p/>
        </draw:connector>
        <draw:connector draw:style-name="gr3" draw:text-style-name="P3" draw:layer="layout" svg:x1="25.444cm" svg:y1="21.669cm" svg:x2="26.558cm" svg:y2="21.669cm" draw:start-shape="id103" draw:start-glue-point="1" svg:d="m25444 21669h1114">
          <text:p/>
        </draw:connector>
        <draw:connector draw:style-name="gr3" draw:text-style-name="P3" draw:layer="layout" draw:line-skew="-0.642cm" svg:x1="2.67cm" svg:y1="21.669cm" svg:x2="4.73cm" svg:y2="23.669cm" draw:start-shape="id96" draw:start-glue-point="1" draw:end-shape="id98" draw:end-glue-point="3" svg:d="m2670 21669h388v2000h1672">
          <text:p/>
        </draw:connector>
        <draw:connector draw:style-name="gr3" draw:text-style-name="P3" draw:layer="layout" draw:line-skew="-0.399cm" svg:x1="14.856cm" svg:y1="21.669cm" svg:x2="17.058cm" svg:y2="23.669cm" draw:start-shape="id101" draw:start-glue-point="1" draw:end-shape="id102" draw:end-glue-point="3" svg:d="m14856 21669h702v2000h1500">
          <text:p/>
        </draw:connector>
        <draw:frame draw:style-name="gr47" draw:text-style-name="P7" draw:id="id105" draw:layer="layout" svg:width="2.54cm" svg:height="0.662cm" svg:x="5.018cm" svg:y="7.5cm">
          <draw:text-box>
            <text:p text:style-name="P6"><text:span text:style-name="T1">“</text:span><text:span text:style-name="T1">file-name”</text:span></text:p>
          </draw:text-box>
        </draw:frame>
        <draw:frame draw:style-name="gr57" draw:text-style-name="P8" draw:id="id104" draw:layer="layout" svg:width="1.328cm" svg:height="0.662cm" svg:x="5.23cm" svg:y="8.5cm">
          <draw:text-box>
            <text:p text:style-name="P1"><text:span text:style-name="T1">alias</text:span></text:p>
          </draw:text-box>
        </draw:frame>
        <draw:frame draw:style-name="gr15" draw:text-style-name="P1" draw:id="id107" draw:layer="layout" svg:width="0.798cm" svg:height="0.662cm" svg:x="10.058cm" svg:y="8.5cm">
          <draw:text-box>
            <text:p text:style-name="P1">+</text:p>
          </draw:text-box>
        </draw:frame>
        <draw:connector draw:style-name="gr50" draw:text-style-name="P3" draw:layer="layout" svg:x1="6.558cm" svg:y1="8.831cm" svg:x2="7.558cm" svg:y2="7.831cm" draw:start-shape="id104" draw:start-glue-point="1" draw:end-shape="id105" draw:end-glue-point="1" svg:d="m6558 8831h1500v-1000h-500">
          <text:p/>
        </draw:connector>
        <draw:frame draw:style-name="gr2" draw:id="id106" draw:layer="layout" svg:width="0.621cm" svg:height="0.662cm" svg:x="10.058cm" svg:y="9.5cm">
          <draw:text-box>
            <text:p text:style-name="P1">-</text:p>
          </draw:text-box>
        </draw:frame>
        <draw:connector draw:style-name="gr21" draw:text-style-name="P3" draw:layer="layout" draw:line-skew="0.25cm" svg:x1="7.558cm" svg:y1="7.831cm" svg:x2="10.058cm" svg:y2="9.831cm" draw:start-shape="id105" draw:start-glue-point="1" draw:end-shape="id106" draw:end-glue-point="3" svg:d="m7558 7831h1500v2000h1000">
          <text:p/>
        </draw:connector>
        <draw:frame draw:style-name="gr58" draw:text-style-name="P1" draw:id="id111" draw:layer="layout" svg:width="2.3cm" svg:height="0.662cm" svg:x="13.558cm" svg:y="8.5cm">
          <draw:text-box>
            <text:p text:style-name="P1">SORTED</text:p>
          </draw:text-box>
        </draw:frame>
        <draw:connector draw:style-name="gr21" draw:text-style-name="P3" draw:layer="layout" draw:line-skew="0.25cm" svg:x1="7.558cm" svg:y1="7.831cm" svg:x2="10.058cm" svg:y2="8.831cm" draw:start-shape="id105" draw:start-glue-point="1" draw:end-shape="id107" draw:end-glue-point="3" svg:d="m7558 7831h1500v1000h1000">
          <text:p/>
        </draw:connector>
        <draw:frame draw:style-name="gr59" draw:text-style-name="P1" draw:id="id113" draw:layer="layout" svg:width="2.674cm" svg:height="0.662cm" svg:x="13.558cm" svg:y="9.5cm">
          <draw:text-box>
            <text:p text:style-name="P1">UNSORTED</text:p>
          </draw:text-box>
        </draw:frame>
        <draw:connector draw:style-name="gr21" draw:text-style-name="P3" draw:layer="layout" draw:line-skew="0cm 0.692cm -1.46cm" svg:x1="19.558cm" svg:y1="3.831cm" svg:x2="5.018cm" svg:y2="7.831cm" draw:start-shape="id90" draw:start-glue-point="1" draw:end-shape="id105" draw:end-glue-point="3" svg:d="m19558 3831h500v2692h-17000v1308h1960">
          <text:p/>
        </draw:connector>
        <draw:frame draw:style-name="gr46" draw:text-style-name="P1" draw:id="id108" draw:layer="layout" svg:width="1.6cm" svg:height="0.662cm" svg:x="6.558cm" svg:y="14.338cm">
          <draw:text-box>
            <text:p text:style-name="P1">INTO</text:p>
          </draw:text-box>
        </draw:frame>
        <draw:frame draw:style-name="gr46" draw:text-style-name="P8" draw:id="id109" draw:layer="layout" svg:width="2.8cm" svg:height="0.662cm" svg:x="9.058cm" svg:y="14.338cm">
          <draw:text-box>
            <text:p text:style-name="P1"><text:span text:style-name="T1">“</text:span><text:span text:style-name="T1">file-output”</text:span></text:p>
          </draw:text-box>
        </draw:frame>
        <draw:connector draw:style-name="gr60" draw:text-style-name="P3" draw:layer="layout" svg:x1="8.158cm" svg:y1="14.669cm" svg:x2="9.058cm" svg:y2="14.669cm" draw:start-shape="id108" draw:start-glue-point="1" draw:end-shape="id109" svg:d="m8158 14669h900">
          <text:p/>
        </draw:connector>
        <draw:connector draw:style-name="gr60" draw:text-style-name="P3" draw:layer="layout" svg:x1="11.858cm" svg:y1="14.669cm" svg:x2="13.421cm" svg:y2="13.369cm" draw:start-shape="id109" draw:start-glue-point="1" draw:end-shape="id93" draw:end-glue-point="3" svg:d="m11858 14669h782v-1300h781">
          <text:p/>
        </draw:connector>
        <draw:frame draw:style-name="gr15" draw:text-style-name="P1" draw:id="id110" draw:layer="layout" svg:width="0.722cm" svg:height="0.662cm" svg:x="4.558cm" svg:y="13.038cm">
          <draw:text-box>
            <text:p text:style-name="P1"><text:s text:c="2"/></text:p>
          </draw:text-box>
        </draw:frame>
        <draw:connector draw:style-name="gr60" draw:text-style-name="P3" draw:layer="layout" draw:line-skew="1.5cm" svg:x1="4.558cm" svg:y1="13.369cm" svg:x2="6.558cm" svg:y2="14.669cm" draw:start-shape="id110" draw:start-glue-point="3" draw:end-shape="id108" draw:end-glue-point="3" svg:d="m4558 13369h1000v1300h1000">
          <text:p/>
        </draw:connector>
        <draw:frame draw:style-name="gr15" draw:text-style-name="P1" draw:id="id90" draw:layer="layout" svg:width="0.832cm" svg:height="0.662cm" svg:x="18.726cm" svg:y="3.5cm">
          <draw:text-box>
            <text:p text:style-name="P1"><text:s/>, </text:p>
          </draw:text-box>
        </draw:frame>
        <draw:connector draw:style-name="gr50" draw:text-style-name="P3" draw:layer="layout" draw:line-skew="-0.421cm" svg:x1="16.232cm" svg:y1="5.669cm" svg:x2="18.726cm" svg:y2="3.831cm" draw:start-shape="id92" draw:start-glue-point="1" draw:end-shape="id90" draw:end-glue-point="3" svg:d="m16232 5669h826v-1838h1668">
          <text:p/>
        </draw:connector>
        <draw:connector draw:style-name="gr3" draw:text-style-name="P3" draw:layer="layout" draw:line-skew="-0.186cm" svg:x1="15.761cm" svg:y1="4.669cm" svg:x2="18.726cm" svg:y2="3.831cm" draw:start-shape="id91" draw:start-glue-point="1" draw:end-shape="id90" draw:end-glue-point="3" svg:d="m15761 4669h1297v-838h1668">
          <text:p/>
        </draw:connector>
        <draw:connector draw:style-name="gr21" draw:text-style-name="P3" draw:layer="layout" draw:line-skew="-0.46cm" svg:x1="3.558cm" svg:y1="3.831cm" svg:x2="5.558cm" svg:y2="4.831cm" draw:start-shape="id81" draw:start-glue-point="1" draw:end-shape="id86" draw:end-glue-point="3" svg:d="m3558 3831h540v1000h1460">
          <text:p/>
        </draw:connector>
        <draw:connector draw:style-name="gr21" draw:text-style-name="P3" draw:layer="layout" draw:line-skew="-0.46cm" svg:x1="5.018cm" svg:y1="7.831cm" svg:x2="5.23cm" svg:y2="8.831cm" draw:start-shape="id105" draw:start-glue-point="3" draw:end-shape="id104" draw:end-glue-point="3" svg:d="m5018 7831h-960v1000h1172">
          <text:p/>
        </draw:connector>
        <draw:connector draw:style-name="gr21" draw:text-style-name="P3" draw:layer="layout" draw:line-skew="2cm" svg:x1="7.558cm" svg:y1="7.831cm" svg:x2="13.558cm" svg:y2="8.831cm" draw:start-shape="id105" draw:start-glue-point="1" draw:end-shape="id111" draw:end-glue-point="3" svg:d="m7558 7831h5000v1000h1000">
          <text:p/>
        </draw:connector>
        <draw:frame draw:style-name="gr15" draw:text-style-name="P1" draw:id="id112" draw:layer="layout" svg:width="0.722cm" svg:height="0.662cm" svg:x="19.058cm" svg:y="7.5cm">
          <draw:text-box>
            <text:p text:style-name="P1"><text:s text:c="2"/></text:p>
          </draw:text-box>
        </draw:frame>
        <draw:connector draw:style-name="gr13" draw:text-style-name="P3" draw:layer="layout" draw:line-skew="-3.399cm" svg:x1="10.856cm" svg:y1="8.831cm" svg:x2="19.058cm" svg:y2="7.831cm" draw:start-shape="id107" draw:start-glue-point="1" draw:end-shape="id112" draw:end-glue-point="3" svg:d="m10856 8831h702v-1000h7500">
          <text:p/>
        </draw:connector>
        <draw:connector draw:style-name="gr21" draw:text-style-name="P3" draw:layer="layout" draw:line-skew="2cm" svg:x1="7.558cm" svg:y1="7.831cm" svg:x2="13.558cm" svg:y2="9.831cm" draw:start-shape="id105" draw:start-glue-point="1" draw:end-shape="id113" draw:end-glue-point="3" svg:d="m7558 7831h5000v2000h1000">
          <text:p/>
        </draw:connector>
        <draw:connector draw:style-name="gr13" draw:text-style-name="P3" draw:layer="layout" draw:line-skew="-3.311cm" svg:x1="10.679cm" svg:y1="9.831cm" svg:x2="19.058cm" svg:y2="7.831cm" draw:start-shape="id106" draw:start-glue-point="1" draw:end-shape="id112" draw:end-glue-point="3" svg:d="m10679 9831h879v-2000h7500">
          <text:p/>
        </draw:connector>
        <draw:connector draw:style-name="gr13" draw:text-style-name="P3" draw:layer="layout" draw:line-skew="-3.222cm" svg:x1="16.232cm" svg:y1="9.831cm" svg:x2="19.78cm" svg:y2="7.831cm" draw:start-shape="id113" draw:start-glue-point="1" draw:end-shape="id112" draw:end-glue-point="1" svg:d="m16232 9831h826v-2000h2722">
          <text:p/>
        </draw:connector>
        <draw:connector draw:style-name="gr21" draw:text-style-name="P3" draw:layer="layout" draw:line-skew="-0.4cm" svg:x1="15.858cm" svg:y1="8.831cm" svg:x2="19.058cm" svg:y2="7.831cm" draw:start-shape="id111" draw:start-glue-point="1" draw:end-shape="id112" draw:end-glue-point="3" svg:d="m15858 8831h1200v-1000h2000">
          <text:p/>
        </draw:connector>
        <draw:connector draw:style-name="gr21" draw:text-style-name="P3" draw:layer="layout" draw:line-skew="0cm 0.4cm -1cm" svg:x1="19.78cm" svg:y1="7.831cm" svg:x2="4.558cm" svg:y2="13.369cm" draw:start-shape="id112" draw:start-glue-point="1" draw:end-shape="id110" draw:end-glue-point="3" svg:d="m19780 7831h500v3169h-17222v2369h1500">
          <text:p/>
        </draw:connector>
        <draw:connector draw:style-name="gr13" draw:text-style-name="P3" draw:layer="layout" svg:x1="5.28cm" svg:y1="13.369cm" svg:x2="13.421cm" svg:y2="13.369cm" draw:start-shape="id110" draw:start-glue-point="1" draw:end-shape="id93" draw:end-glue-point="3" svg:d="m5280 13369h8141">
          <text:p/>
        </draw:connector>
        <draw:connector draw:style-name="gr21" draw:text-style-name="P3" draw:layer="layout" svg:x1="13.067cm" svg:y1="21.669cm" svg:x2="14.058cm" svg:y2="21.669cm" draw:start-shape="id97" draw:start-glue-point="1" draw:end-shape="id101" draw:end-glue-point="3" svg:d="m13067 21669h991">
          <text:p/>
        </draw:connector>
        <draw:connector draw:style-name="gr21" draw:text-style-name="P3" draw:layer="layout" svg:x1="14.856cm" svg:y1="21.669cm" svg:x2="23.058cm" svg:y2="21.669cm" draw:start-shape="id101" draw:start-glue-point="1" draw:end-shape="id103" draw:end-glue-point="3" svg:d="m14856 21669h8202">
          <text:p/>
        </draw:connector>
        <draw:frame draw:style-name="gr15" draw:text-style-name="P1" draw:id="id114" draw:layer="layout" svg:width="0.997cm" svg:height="0.662cm" svg:x="6.73cm" svg:y="17.838cm">
          <draw:text-box>
            <text:p text:style-name="P1">AS</text:p>
          </draw:text-box>
        </draw:frame>
        <draw:frame draw:style-name="gr15" draw:text-style-name="P8" draw:id="id115" draw:layer="layout" svg:width="1.328cm" svg:height="0.662cm" svg:x="9.23cm" svg:y="17.838cm">
          <draw:text-box>
            <text:p text:style-name="P1"><text:span text:style-name="T1">alias</text:span></text:p>
          </draw:text-box>
        </draw:frame>
        <draw:connector draw:style-name="gr21" draw:text-style-name="P3" draw:layer="layout" svg:x1="7.727cm" svg:y1="18.169cm" svg:x2="9.23cm" svg:y2="18.169cm" draw:start-shape="id114" draw:start-glue-point="1" draw:end-shape="id115" draw:end-glue-point="3" svg:d="m7727 18169h1503">
          <text:p/>
        </draw:connector>
        <draw:connector draw:style-name="gr21" draw:text-style-name="P3" draw:layer="layout" draw:line-skew="1.5cm" svg:x1="4.558cm" svg:y1="16.831cm" svg:x2="6.73cm" svg:y2="18.169cm" draw:start-shape="id87" draw:start-glue-point="3" draw:end-shape="id114" draw:end-glue-point="3" svg:d="m4558 16831h1000v1338h1172">
          <text:p/>
        </draw:connector>
        <draw:frame draw:style-name="gr15" draw:text-style-name="P1" draw:id="id116" draw:layer="layout" svg:width="0.621cm" svg:height="0.662cm" svg:x="13.437cm" svg:y="16.5cm">
          <draw:text-box>
            <text:p text:style-name="P1">;</text:p>
          </draw:text-box>
        </draw:frame>
        <draw:connector draw:style-name="gr21" draw:text-style-name="P3" draw:layer="layout" svg:x1="11.329cm" svg:y1="16.831cm" svg:x2="13.437cm" svg:y2="16.831cm" draw:start-shape="id87" draw:start-glue-point="1" draw:end-shape="id116" draw:end-glue-point="3" svg:d="m11329 16831h2108">
          <text:p/>
        </draw:connector>
        <draw:connector draw:style-name="gr13" draw:text-style-name="P3" draw:layer="layout" draw:line-skew="0.56cm" svg:x1="10.558cm" svg:y1="18.169cm" svg:x2="13.437cm" svg:y2="16.831cm" draw:start-shape="id115" draw:start-glue-point="1" draw:end-shape="id116" draw:end-glue-point="3" svg:d="m10558 18169h2000v-1338h879">
          <text:p/>
        </draw:connector>
      </draw:page>
      <draw:page draw:name="sum statement" draw:style-name="dp1" draw:master-page-name="Default">
        <office:forms form:automatic-focus="false" form:apply-design-mode="false"/>
        <draw:frame draw:style-name="gr48" draw:text-style-name="P1" draw:layer="layout" svg:width="3.351cm" svg:height="0.662cm" svg:x="1.5cm" svg:y="1.5cm">
          <draw:text-box>
            <text:p text:style-name="P1">SUM Statement</text:p>
          </draw:text-box>
        </draw:frame>
        <draw:frame draw:style-name="gr2" draw:id="id117" draw:layer="layout" svg:width="1.399cm" svg:height="0.662cm" svg:x="2cm" svg:y="3cm">
          <draw:text-box>
            <text:p text:style-name="P1">SUM</text:p>
          </draw:text-box>
        </draw:frame>
        <draw:frame draw:style-name="gr2" draw:text-style-name="P2" draw:id="id118" draw:layer="layout" svg:width="1.328cm" svg:height="0.662cm" svg:x="4.5cm" svg:y="3cm">
          <draw:text-box>
            <text:p text:style-name="P1"><text:span text:style-name="T1">alias</text:span></text:p>
          </draw:text-box>
        </draw:frame>
        <draw:frame draw:style-name="gr2" draw:id="id119" draw:layer="layout" svg:width="0.616cm" svg:height="0.662cm" svg:x="6.884cm" svg:y="3cm">
          <draw:text-box>
            <text:p text:style-name="P1">.</text:p>
          </draw:text-box>
        </draw:frame>
        <draw:connector draw:style-name="gr21" draw:text-style-name="P3" draw:layer="layout" svg:x1="3.399cm" svg:y1="3.331cm" svg:x2="4.5cm" svg:y2="3.331cm" draw:start-shape="id117" draw:start-glue-point="1" draw:end-shape="id118" draw:end-glue-point="3" svg:d="m3399 3331h1101">
          <text:p/>
        </draw:connector>
        <draw:connector draw:style-name="gr21" draw:text-style-name="P3" draw:layer="layout" svg:x1="5.828cm" svg:y1="3.331cm" svg:x2="6.884cm" svg:y2="3.331cm" draw:start-shape="id118" draw:start-glue-point="1" draw:end-shape="id119" draw:end-glue-point="3" svg:d="m5828 3331h1056">
          <text:p/>
        </draw:connector>
        <draw:frame draw:style-name="gr2" draw:text-style-name="P2" draw:id="id120" draw:layer="layout" svg:width="2.386cm" svg:height="0.662cm" svg:x="8.614cm" svg:y="3cm">
          <draw:text-box>
            <text:p text:style-name="P1"><text:span text:style-name="T1">field-name</text:span></text:p>
          </draw:text-box>
        </draw:frame>
        <draw:connector draw:style-name="gr21" draw:text-style-name="P3" draw:layer="layout" svg:x1="7.5cm" svg:y1="3.331cm" svg:x2="8.614cm" svg:y2="3.331cm" draw:start-shape="id119" draw:start-glue-point="1" draw:end-shape="id120" draw:end-glue-point="3" svg:d="m7500 3331h1114">
          <text:p/>
        </draw:connector>
        <draw:frame draw:style-name="gr2" draw:id="id121" draw:layer="layout" svg:width="1.471cm" svg:height="0.662cm" svg:x="12.029cm" svg:y="3cm">
          <draw:text-box>
            <text:p text:style-name="P1">INTO</text:p>
          </draw:text-box>
        </draw:frame>
        <draw:frame draw:style-name="gr2" draw:text-style-name="P2" draw:id="id122" draw:layer="layout" svg:width="3.038cm" svg:height="0.662cm" svg:x="14.5cm" svg:y="3cm">
          <draw:text-box>
            <text:p text:style-name="P1"><text:span text:style-name="T1">variable-name</text:span></text:p>
          </draw:text-box>
        </draw:frame>
        <draw:frame draw:style-name="gr2" draw:id="id123" draw:layer="layout" svg:width="0.621cm" svg:height="0.662cm" svg:x="18.5cm" svg:y="3cm">
          <draw:text-box>
            <text:p text:style-name="P1">;</text:p>
          </draw:text-box>
        </draw:frame>
        <draw:connector draw:style-name="gr21" draw:text-style-name="P3" draw:layer="layout" svg:x1="11cm" svg:y1="3.331cm" svg:x2="12.029cm" svg:y2="3.331cm" draw:start-shape="id120" draw:start-glue-point="1" draw:end-shape="id121" draw:end-glue-point="3" svg:d="m11000 3331h1029">
          <text:p/>
        </draw:connector>
        <draw:connector draw:style-name="gr21" draw:text-style-name="P3" draw:layer="layout" svg:x1="13.5cm" svg:y1="3.331cm" svg:x2="14.5cm" svg:y2="3.331cm" draw:start-shape="id121" draw:start-glue-point="1" draw:end-shape="id122" draw:end-glue-point="3" svg:d="m13500 3331h1000">
          <text:p/>
        </draw:connector>
        <draw:connector draw:style-name="gr21" draw:text-style-name="P3" draw:layer="layout" svg:x1="17.538cm" svg:y1="3.331cm" svg:x2="18.5cm" svg:y2="3.331cm" draw:start-shape="id122" draw:start-glue-point="1" draw:end-shape="id123" draw:end-glue-point="3" svg:d="m17538 3331h962">
          <text:p/>
        </draw:connector>
      </draw:page>
      <draw:page draw:name="page9" draw:style-name="dp1" draw:master-page-name="Default">
        <office:forms form:automatic-focus="false" form:apply-design-mode="false"/>
        <draw:custom-shape draw:style-name="gr5" draw:text-style-name="P5" draw:layer="layout" svg:width="6.731cm" svg:height="3.175cm" svg:x="2cm" svg:y="11.825cm">
          <text:p text:style-name="P4">struct File {</text:p>
          <text:p text:style-name="P4"><text:tab/>int<text:tab/><text:tab/>fd;</text:p>
          <text:p text:style-name="P4"><text:tab/>char<text:tab/><text:tab/>*buffer;</text:p>
          <text:p text:style-name="P4"><text:tab/>long int<text:tab/>buff_idx;</text:p>
          <text:p text:style-name="P4"><text:tab/>long int<text:tab/>buff_len;</text:p>
          <text:p text:style-name="P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7.231cm" svg:height="3.5cm" svg:x="2cm" svg:y="7.5cm">
          <text:p text:style-name="P4">struct Stmt {</text:p>
          <text:p text:style-name="P4"><text:tab/>int<text:tab/><text:tab/><text:tab/>type;</text:p>
          <text:p text:style-name="P4"><text:tab/>void<text:tab/><text:tab/><text:tab/>*set;</text:p>
          <text:p text:style-name="P4"><text:tab/>struct StmtMeta<text:tab/>*in;</text:p>
          <text:p text:style-name="P4"><text:tab/>struct StmtMeta<text:tab/>*out;</text:p>
          <text:p text:style-name="P4"><text:tab/>struct Stmt<text:tab/><text:tab/>*next;</text:p>
          <text:p text:style-name="P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cm" svg:height="3.5cm" svg:x="10cm" svg:y="7.5cm">
          <text:p text:style-name="P6">Stmt Type:</text:p>
          <text:p text:style-name="P6"/>
          <text:p text:style-name="P4">STMT_SET</text:p>
          <text:p text:style-name="P4">STMT_LOAD</text:p>
          <text:p text:style-name="P4">STMT_CREATE</text:p>
          <text:p text:style-name="P4">STMT_SORT</text:p>
          <text:p text:style-name="P4">STMT_JO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7.62cm" svg:height="5.08cm" svg:x="1.88cm" svg:y="1.5cm">
          <text:p text:style-name="P4">struct StmtMeta {</text:p>
          <text:p text:style-name="P4"><text:tab/>int<text:tab/><text:tab/><text:tab/>flag;</text:p>
          <text:p text:style-name="P4"><text:tab/>char<text:tab/><text:tab/><text:tab/>*filename;</text:p>
          <text:p text:style-name="P4"><text:tab/>char<text:tab/><text:tab/><text:tab/>*alias;</text:p>
          <text:p text:style-name="P4"><text:tab/>struct Field<text:tab/><text:tab/>*fields;</text:p>
          <text:p text:style-name="P4"><text:tab/>struct StmtMeta<text:tab/>*next;</text:p>
          <text:p text:style-name="P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0" draw:style-name="dp1" draw:master-page-name="Default">
        <draw:custom-shape draw:style-name="gr61" draw:text-style-name="P3" draw:id="id124" draw:layer="layout" svg:width="0.381cm" svg:height="0.381cm" svg:x="3.794cm" svg:y="2.01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5" draw:text-style-name="P3" draw:id="id125" draw:layer="layout" svg:width="2.54cm" svg:height="0.762cm" svg:x="2.778cm" svg:y="3.794cm">
          <text:p text:style-name="P6">pars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3" draw:layer="layout" svg:x1="3.984cm" svg:y1="2.397cm" svg:x2="4.048cm" svg:y2="3.794cm" draw:start-shape="id124" draw:start-glue-point="8" draw:end-shape="id125" draw:end-glue-point="0" svg:d="m3984 2397v698h64v699">
          <text:p/>
        </draw:connector>
        <draw:custom-shape draw:style-name="gr5" draw:text-style-name="P3" draw:id="id126" draw:layer="layout" svg:width="2.54cm" svg:height="1.016cm" svg:x="2.778cm" svg:y="5.826cm">
          <text:p text:style-name="P6">identified</text:p>
          <text:p text:style-name="P6">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id="id128" draw:layer="layout" svg:width="2.54cm" svg:height="1.016cm" svg:x="6.588cm" svg:y="8.62cm">
          <text:p text:style-name="P6">do create</text:p>
          <text:p text:style-name="P6">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3" draw:layer="layout" svg:x1="4.048cm" svg:y1="4.556cm" svg:x2="4.048cm" svg:y2="5.826cm" draw:start-shape="id125" draw:start-glue-point="2" draw:end-shape="id126" draw:end-glue-point="0" svg:d="m4048 4556v1270">
          <text:p/>
        </draw:connector>
        <draw:custom-shape draw:style-name="gr5" draw:text-style-name="P3" draw:id="id127" draw:layer="layout" svg:width="1.778cm" svg:height="1.778cm" svg:x="3.159cm" svg:y="8.239cm">
          <text:p text:style-name="P6">create</text:p>
          <draw:enhanced-geometry svg:viewBox="0 0 21600 21600" draw:glue-points="10800 0 0 10800 10800 21600 21600 10800" draw:text-areas="5400 5400 16200 16200" draw:type="diamond" draw:enhanced-path="M 10800 0 L 21600 10800 10800 21600 0 10800 10800 0 Z N"/>
        </draw:custom-shape>
        <draw:connector draw:style-name="gr62" draw:text-style-name="P3" draw:layer="layout" svg:x1="4.937cm" svg:y1="9.127cm" svg:x2="6.588cm" svg:y2="9.128cm" draw:start-shape="id127" draw:start-glue-point="7" draw:end-shape="id128" draw:end-glue-point="3" svg:d="m4937 9127h826v1h825">
          <text:p/>
        </draw:connector>
        <draw:custom-shape draw:style-name="gr5" draw:text-style-name="P3" draw:id="id129" draw:layer="layout" svg:width="1.778cm" svg:height="1.778cm" svg:x="3.159cm" svg:y="11.16cm">
          <text:p text:style-name="P6">sort</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3" draw:id="id130" draw:layer="layout" svg:width="2.54cm" svg:height="1.016cm" svg:x="6.588cm" svg:y="11.541cm">
          <text:p text:style-name="P6">do sort</text:p>
          <text:p text:style-name="P6">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3" draw:layer="layout" svg:x1="4.937cm" svg:y1="12.048cm" svg:x2="6.588cm" svg:y2="12.049cm" draw:start-shape="id129" draw:start-glue-point="7" draw:end-shape="id130" draw:end-glue-point="3" svg:d="m4937 12048h826v1h825">
          <text:p/>
        </draw:connector>
        <draw:connector draw:style-name="gr62" draw:text-style-name="P3" draw:layer="layout" svg:x1="4.048cm" svg:y1="6.842cm" svg:x2="4.047cm" svg:y2="8.239cm" draw:start-shape="id126" draw:start-glue-point="2" draw:end-shape="id127" draw:end-glue-point="4" svg:d="m4048 6842v699h-1v698">
          <text:p/>
        </draw:connector>
        <draw:connector draw:style-name="gr62" draw:text-style-name="P3" draw:layer="layout" svg:x1="4.047cm" svg:y1="10.017cm" svg:x2="4.047cm" svg:y2="11.16cm" draw:start-shape="id127" draw:start-glue-point="6" draw:end-shape="id129" draw:end-glue-point="4" svg:d="m4047 10017v1143">
          <text:p/>
        </draw:connector>
        <draw:custom-shape draw:style-name="gr63" draw:text-style-name="P3" draw:id="id131" draw:layer="layout" svg:width="0.381cm" svg:height="0.381cm" svg:x="3.842cm" svg:y="14.48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62" draw:text-style-name="P3" draw:layer="layout" svg:x1="4.047cm" svg:y1="12.938cm" svg:x2="4.032cm" svg:y2="14.481cm" draw:start-shape="id129" draw:start-glue-point="6" draw:end-shape="id131" draw:end-glue-point="4" svg:d="m4047 12938v772h-15v771">
          <text:p/>
        </draw:connector>
        <draw:connector draw:style-name="gr62" draw:text-style-name="P3" draw:layer="layout" svg:x1="9.128cm" svg:y1="12.049cm" svg:x2="5.318cm" svg:y2="6.334cm" draw:start-shape="id130" draw:start-glue-point="1" draw:end-shape="id126" draw:end-glue-point="1" svg:d="m9128 12049h501v-5715h-4311">
          <text:p/>
        </draw:connector>
        <draw:connector draw:style-name="gr62" draw:text-style-name="P3" draw:layer="layout" svg:x1="9.128cm" svg:y1="9.128cm" svg:x2="5.318cm" svg:y2="6.334cm" draw:start-shape="id128" draw:start-glue-point="1" draw:end-shape="id126" svg:d="m9128 9128h501v-2794h-4311">
          <text:p/>
        </draw:connector>
        <draw:custom-shape draw:style-name="gr64" draw:text-style-name="P3" draw:layer="layout" svg:width="5.423cm" svg:height="6.35cm" svg:x="14.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3" draw:layer="layout" svg:width="5.159cm" svg:height="4.772cm" svg:x="14.5cm" svg:y="6cm">
          <draw:text-box>
            <text:p text:style-name="P1"><text:span text:style-name="T6">LOAD “input.data” (</text:span></text:p>
            <text:p text:style-name="P1"><text:span text:style-name="T6"><text:tab/></text:span><text:span text:style-name="T6">:field_1:::'|',</text:span></text:p>
            <text:p text:style-name="P1"><text:span text:style-name="T6"><text:tab/></text:span><text:span text:style-name="T6">field_2:::'|'</text:span></text:p>
            <text:p text:style-name="P1"><text:span text:style-name="T6">) as x;</text:span></text:p>
            <text:p text:style-name="P1"><text:span text:style-name="T6"/></text:p>
            <text:p text:style-name="P1"><text:span text:style-name="T6">SORT x BY field_1;</text:span></text:p>
            <text:p text:style-name="P1"><text:span text:style-name="T6"/></text:p>
            <text:p text:style-name="P1"><text:span text:style-name="T6">CREATE “output.data” (</text:span></text:p>
            <text:p text:style-name="P1"><text:span text:style-name="T6"><text:tab/></text:span><text:span text:style-name="T6">field_1 : '|',</text:span></text:p>
            <text:p text:style-name="P1"><text:span text:style-name="T6"><text:tab/></text:span><text:span text:style-name="T6">field_2 : '|'</text:span></text:p>
            <text:p text:style-name="P1"><text:span text:style-name="T6">);</text:span></text:p>
          </draw:text-box>
        </draw:frame>
        <draw:frame draw:style-name="gr2" draw:layer="layout" svg:width="2.25cm" svg:height="0.662cm" svg:x="16.367cm" svg:y="4.72cm">
          <draw:text-box>
            <text:p text:style-name="P1">Vos script</text:p>
          </draw:text-box>
        </draw:frame>
        <draw:custom-shape draw:style-name="gr64" draw:text-style-name="P3" draw:layer="layout" svg:width="5.461cm" svg:height="6.35cm" svg:x="20.939cm" svg:y="5.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4.699cm" svg:height="1.27cm" svg:x="21.32cm" svg:y="5.953cm">
          <text:p text:style-name="P6">LOAD obje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4.699cm" svg:height="1.27cm" svg:x="21.32cm" svg:y="7.885cm">
          <text:p text:style-name="P6">SORT obje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4.699cm" svg:height="1.27cm" svg:x="21.32cm" svg:y="9.79cm">
          <text:p text:style-name="P6">CREATE obje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2.555cm" svg:height="0.662cm" svg:x="22.503cm" svg:y="4.72cm">
          <draw:text-box>
            <text:p text:style-name="P1">Stmt object</text:p>
          </draw:text-box>
        </draw:frame>
        <draw:custom-shape draw:style-name="gr65" draw:text-style-name="P3" draw:layer="layout" svg:width="1.143cm" svg:height="0.889cm" svg:x="19.896cm" svg:y="8.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6" draw:text-style-name="P3" draw:layer="layout" svg:x1="11.795cm" svg:y1="1cm" svg:x2="11.795cm" svg:y2="20.006cm">
          <text:p/>
        </draw:line>
      </draw:page>
      <draw:page draw:name="dependencies-1" draw:style-name="dp1" draw:master-page-name="Default">
        <draw:connector draw:style-name="gr67" draw:text-style-name="P3" draw:layer="layout" draw:type="curve" svg:x1="15.287cm" svg:y1="17.51cm" svg:x2="9.572cm" svg:y2="10.525cm" draw:start-shape="id132" draw:start-glue-point="0" draw:end-shape="id133" draw:end-glue-point="2" svg:d="m15287 17510c0-5239-5715-1747-5715-6985">
          <text:p/>
        </draw:connector>
        <draw:custom-shape draw:style-name="gr5" draw:text-style-name="P6" draw:id="id133" draw:layer="layout" svg:width="4.445cm" svg:height="0.635cm" svg:x="7.35cm" svg:y="9.89cm">
          <text:p text:style-name="P6">op/vos_String.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36" draw:layer="layout" svg:width="4.445cm" svg:height="0.635cm" svg:x="7.35cm" svg:y="2.27cm">
          <text:p text:style-name="P6">&lt;stdio.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37" draw:layer="layout" svg:width="4.445cm" svg:height="0.635cm" svg:x="13.065cm" svg:y="2.27cm">
          <text:p text:style-name="P6">&lt;stdlib.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38" draw:layer="layout" svg:width="3.81cm" svg:height="0.635cm" svg:x="18.78cm" svg:y="2.27cm">
          <text:p text:style-name="P6">&lt;string.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39" draw:layer="layout" svg:width="3.81cm" svg:height="0.635cm" svg:x="23.86cm" svg:y="2.27cm">
          <text:p text:style-name="P6">&lt;ctype.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35" draw:layer="layout" svg:width="4.445cm" svg:height="0.635cm" svg:x="1.635cm" svg:y="2.271cm">
          <text:p text:style-name="P6">&lt;errno.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34" draw:layer="layout" svg:width="4.445cm" svg:height="0.635cm" svg:x="1.635cm" svg:y="4.81cm">
          <text:p text:style-name="P6">vos_errno.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3" draw:layer="layout" draw:type="curve" svg:x1="3.857cm" svg:y1="4.81cm" svg:x2="3.857cm" svg:y2="2.906cm" draw:start-shape="id134" draw:start-glue-point="0" draw:end-shape="id135" draw:end-glue-point="2" svg:d="m3857 4810v-1904">
          <text:p/>
        </draw:connector>
        <draw:connector draw:style-name="gr21" draw:text-style-name="P3" draw:layer="layout" draw:type="curve" svg:x1="9.572cm" svg:y1="9.89cm" svg:x2="3.857cm" svg:y2="5.445cm" draw:start-shape="id133" draw:end-shape="id134" draw:end-glue-point="2" svg:d="m9572 9890c0-3334-5715-1112-5715-4445">
          <text:p/>
        </draw:connector>
        <draw:connector draw:style-name="gr21" draw:text-style-name="P3" draw:layer="layout" draw:type="curve" svg:x1="9.572cm" svg:y1="9.89cm" svg:x2="9.572cm" svg:y2="2.905cm" draw:start-shape="id133" draw:start-glue-point="0" draw:end-shape="id136" draw:end-glue-point="2" svg:d="m9572 9890v-6985">
          <text:p/>
        </draw:connector>
        <draw:connector draw:style-name="gr21" draw:text-style-name="P3" draw:layer="layout" draw:type="curve" svg:x1="9.572cm" svg:y1="9.89cm" svg:x2="15.287cm" svg:y2="2.905cm" draw:start-shape="id133" draw:start-glue-point="0" draw:end-shape="id137" svg:d="m9572 9890c0-5239 5715-1747 5715-6985">
          <text:p/>
        </draw:connector>
        <draw:connector draw:style-name="gr21" draw:text-style-name="P3" draw:layer="layout" draw:type="curve" svg:x1="9.572cm" svg:y1="9.89cm" svg:x2="20.685cm" svg:y2="2.905cm" draw:start-shape="id133" draw:start-glue-point="0" draw:end-shape="id138" draw:end-glue-point="2" svg:d="m9572 9890c0-5239 11113-1747 11113-6985">
          <text:p/>
        </draw:connector>
        <draw:connector draw:style-name="gr21" draw:text-style-name="P3" draw:layer="layout" draw:type="curve" svg:x1="9.572cm" svg:y1="9.89cm" svg:x2="25.765cm" svg:y2="2.905cm" draw:start-shape="id133" draw:start-glue-point="0" draw:end-shape="id139" draw:end-glue-point="2" svg:d="m9572 9890c0-5239 16193-1747 16193-6985">
          <text:p/>
        </draw:connector>
        <draw:custom-shape draw:style-name="gr5" draw:text-style-name="P6" draw:id="id140" draw:layer="layout" svg:width="4.445cm" svg:height="0.635cm" svg:x="1.635cm" svg:y="9.89cm">
          <text:p text:style-name="P6">type/vos_TString.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3" draw:layer="layout" draw:type="curve" svg:x1="7.35cm" svg:y1="10.207cm" svg:x2="6.08cm" svg:y2="10.207cm" draw:start-shape="id133" draw:start-glue-point="3" draw:end-shape="id140" draw:end-glue-point="1" svg:d="m7350 10207h-1270">
          <text:p/>
        </draw:connector>
        <draw:custom-shape draw:style-name="gr5" draw:text-style-name="P6" draw:id="id143" draw:layer="layout" svg:width="3.81cm" svg:height="0.635cm" svg:x="23.86cm" svg:y="7.35cm">
          <text:p text:style-name="P6">&lt;fcntl.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44" draw:layer="layout" svg:width="3.81cm" svg:height="0.635cm" svg:x="28.94cm" svg:y="7.35cm">
          <text:p text:style-name="P6">&lt;unistd.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45" draw:layer="layout" svg:width="3.81cm" svg:height="0.635cm" svg:x="34.02cm" svg:y="7.35cm">
          <text:p text:style-name="P6">&lt;sys/stat.h.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41" draw:layer="layout" svg:width="3.81cm" svg:height="0.635cm" svg:x="23.86cm" svg:y="14.97cm">
          <text:p text:style-name="P6">op/vos_Fil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42" draw:layer="layout" svg:width="4.445cm" svg:height="0.635cm" svg:x="1.635cm" svg:y="14.97cm">
          <text:p text:style-name="P6">type/vos_TFil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3" draw:layer="layout" draw:type="curve" svg:x1="23.86cm" svg:y1="15.287cm" svg:x2="6.08cm" svg:y2="15.287cm" draw:start-shape="id141" draw:start-glue-point="3" draw:end-shape="id142" draw:end-glue-point="1" svg:d="m23860 15287h-17780">
          <text:p/>
        </draw:connector>
        <draw:connector draw:style-name="gr21" draw:text-style-name="P3" draw:layer="layout" draw:type="curve" svg:x1="25.765cm" svg:y1="14.97cm" svg:x2="9.572cm" svg:y2="10.525cm" draw:start-shape="id141" draw:start-glue-point="0" draw:end-shape="id133" draw:end-glue-point="2" svg:d="m25765 14970c0-3334-16193-1112-16193-4445">
          <text:p/>
        </draw:connector>
        <draw:connector draw:style-name="gr21" draw:text-style-name="P3" draw:layer="layout" draw:type="curve" svg:x1="25.765cm" svg:y1="14.97cm" svg:x2="25.765cm" svg:y2="7.985cm" draw:start-shape="id141" draw:start-glue-point="0" draw:end-shape="id143" draw:end-glue-point="2" svg:d="m25765 14970v-6985">
          <text:p/>
        </draw:connector>
        <draw:connector draw:style-name="gr21" draw:text-style-name="P3" draw:layer="layout" draw:type="curve" svg:x1="25.765cm" svg:y1="14.97cm" svg:x2="30.845cm" svg:y2="7.985cm" draw:start-shape="id141" draw:start-glue-point="0" draw:end-shape="id144" draw:end-glue-point="2" svg:d="m25765 14970c0-5239 5080-1747 5080-6985">
          <text:p/>
        </draw:connector>
        <draw:connector draw:style-name="gr21" draw:text-style-name="P3" draw:layer="layout" draw:type="curve" svg:x1="25.765cm" svg:y1="14.97cm" svg:x2="35.925cm" svg:y2="7.985cm" draw:start-shape="id141" draw:start-glue-point="0" draw:end-shape="id145" svg:d="m25765 14970c0-5239 10160-1747 10160-6985">
          <text:p/>
        </draw:connector>
        <draw:custom-shape draw:style-name="gr5" draw:text-style-name="P6" draw:id="id146" draw:layer="layout" svg:width="4.445cm" svg:height="0.635cm" svg:x="7.35cm" svg:y="12.43cm">
          <text:p text:style-name="P6">op/vos_LL.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47" draw:layer="layout" svg:width="4.445cm" svg:height="0.635cm" svg:x="1.635cm" svg:y="12.43cm">
          <text:p text:style-name="P6">type/vos_TLL.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3" draw:layer="layout" draw:type="curve" svg:x1="7.35cm" svg:y1="12.747cm" svg:x2="6.08cm" svg:y2="12.747cm" draw:start-shape="id146" draw:start-glue-point="3" draw:end-shape="id147" draw:end-glue-point="1" svg:d="m7350 12747h-1270">
          <text:p/>
        </draw:connector>
        <draw:connector draw:style-name="gr68" draw:text-style-name="P3" draw:layer="layout" draw:type="curve" svg:x1="9.572cm" svg:y1="12.43cm" svg:x2="9.572cm" svg:y2="10.525cm" draw:start-shape="id146" draw:start-glue-point="0" draw:end-shape="id133" draw:end-glue-point="2" svg:d="m9572 12430v-1905">
          <text:p/>
        </draw:connector>
        <draw:custom-shape draw:style-name="gr5" draw:text-style-name="P6" draw:id="id148" draw:layer="layout" svg:width="4.445cm" svg:height="0.635cm" svg:x="13.065cm" svg:y="7.35cm">
          <text:p text:style-name="P6">op/vos_Filter.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49" draw:layer="layout" svg:width="4.445cm" svg:height="0.635cm" svg:x="1.635cm" svg:y="7.35cm">
          <text:p text:style-name="P6">type/vos_TFilter.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3" draw:layer="layout" draw:type="curve" svg:x1="13.065cm" svg:y1="7.667cm" svg:x2="6.08cm" svg:y2="7.667cm" draw:start-shape="id148" draw:start-glue-point="3" draw:end-shape="id149" draw:end-glue-point="1" svg:d="m13065 7667h-6985">
          <text:p/>
        </draw:connector>
        <draw:custom-shape draw:style-name="gr5" draw:text-style-name="P6" draw:id="id132" draw:layer="layout" svg:width="4.445cm" svg:height="0.635cm" svg:x="13.065cm" svg:y="17.51cm">
          <text:p text:style-name="P6">op/vos_Field.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50" draw:layer="layout" svg:width="4.445cm" svg:height="0.635cm" svg:x="1.635cm" svg:y="17.51cm">
          <text:p text:style-name="P6">type/vos_TField.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 draw:layer="layout" draw:type="curve" svg:x1="13.065cm" svg:y1="17.827cm" svg:x2="6.08cm" svg:y2="17.827cm" draw:start-shape="id132" draw:start-glue-point="3" draw:end-shape="id150" draw:end-glue-point="1" svg:d="m13065 17827h-6985">
          <text:p/>
        </draw:connector>
        <draw:connector draw:style-name="gr69" draw:text-style-name="P3" draw:layer="layout" draw:type="curve" svg:x1="15.287cm" svg:y1="7.35cm" svg:x2="9.572cm" svg:y2="2.905cm" draw:start-shape="id148" draw:start-glue-point="0" draw:end-shape="id136" draw:end-glue-point="2" svg:d="m15287 7350c0-3334-5715-1112-5715-4445">
          <text:p/>
        </draw:connector>
        <draw:connector draw:style-name="gr69" draw:text-style-name="P3" draw:layer="layout" draw:type="curve" svg:x1="15.287cm" svg:y1="7.35cm" svg:x2="15.287cm" svg:y2="2.905cm" draw:start-shape="id148" draw:start-glue-point="0" draw:end-shape="id137" draw:end-glue-point="2" svg:d="m15287 7350v-4445">
          <text:p/>
        </draw:connector>
        <draw:connector draw:style-name="gr69" draw:text-style-name="P3" draw:layer="layout" draw:type="curve" svg:x1="15.287cm" svg:y1="7.35cm" svg:x2="20.685cm" svg:y2="2.905cm" draw:start-shape="id148" draw:start-glue-point="0" draw:end-shape="id138" svg:d="m15287 7350c0-3334 5398-1112 5398-4445">
          <text:p/>
        </draw:connector>
        <draw:custom-shape draw:style-name="gr5" draw:text-style-name="P6" draw:id="id151" draw:layer="layout" svg:width="3.81cm" svg:height="0.635cm" svg:x="18.78cm" svg:y="7.35cm">
          <text:p text:style-name="P6">&lt;strings.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 draw:layer="layout" draw:type="curve" svg:x1="15.287cm" svg:y1="17.51cm" svg:x2="20.685cm" svg:y2="7.985cm" draw:start-shape="id132" draw:start-glue-point="0" draw:end-shape="id151" draw:end-glue-point="2" svg:d="m15287 17510c0-7144 5398-2382 5398-9525">
          <text:p/>
        </draw:connector>
        <draw:connector draw:style-name="gr67" draw:text-style-name="P3" draw:layer="layout" draw:type="curve" svg:x1="15.287cm" svg:y1="17.51cm" svg:x2="15.287cm" svg:y2="7.985cm" draw:start-shape="id132" draw:start-glue-point="0" draw:end-shape="id148" draw:end-glue-point="2" svg:d="m15287 17510v-9525">
          <text:p/>
        </draw:connector>
        <draw:custom-shape draw:style-name="gr5" draw:text-style-name="P6" draw:id="id152" draw:layer="layout" svg:width="3.81cm" svg:height="0.635cm" svg:x="18.78cm" svg:y="9.89cm">
          <text:p text:style-name="P6">vos.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 draw:layer="layout" draw:type="curve" svg:x1="15.287cm" svg:y1="17.51cm" svg:x2="20.685cm" svg:y2="10.525cm" draw:start-shape="id132" draw:start-glue-point="0" draw:end-shape="id152" draw:end-glue-point="2" svg:d="m15287 17510c0-5239 5398-1747 5398-6985">
          <text:p/>
        </draw:connector>
        <draw:connector draw:style-name="gr68" draw:text-style-name="P3" draw:layer="layout" draw:type="curve" svg:x1="25.765cm" svg:y1="14.97cm" svg:x2="20.685cm" svg:y2="10.525cm" draw:start-shape="id141" draw:start-glue-point="0" draw:end-shape="id152" svg:d="m25765 14970c0-3334-5080-1112-5080-4445">
          <text:p/>
        </draw:connector>
        <draw:custom-shape draw:style-name="gr5" draw:text-style-name="P6" draw:id="id153" draw:layer="layout" svg:width="3.81cm" svg:height="0.635cm" svg:x="18.78cm" svg:y="20.05cm">
          <text:p text:style-name="P6">op/vos_Record.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20.685cm" svg:y1="20.05cm" svg:x2="25.765cm" svg:y2="15.605cm" draw:start-shape="id153" draw:start-glue-point="0" draw:end-shape="id141" svg:d="m20685 20050c0-3334 5080-1112 5080-4445">
          <text:p/>
        </draw:connector>
        <draw:connector draw:style-name="gr68" draw:text-style-name="P3" draw:layer="layout" draw:type="curve" svg:x1="20.685cm" svg:y1="20.05cm" svg:x2="15.287cm" svg:y2="18.145cm" draw:start-shape="id153" draw:start-glue-point="0" draw:end-shape="id132" svg:d="m20685 20050c0-1429-5398-477-5398-1905">
          <text:p/>
        </draw:connector>
        <draw:custom-shape draw:style-name="gr5" draw:text-style-name="P6" draw:id="id154" draw:layer="layout" svg:width="4.445cm" svg:height="0.635cm" svg:x="1.635cm" svg:y="20.05cm">
          <text:p text:style-name="P6">type/vos_TRecord.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8.78cm" svg:y1="20.367cm" svg:x2="6.08cm" svg:y2="20.367cm" draw:start-shape="id153" draw:start-glue-point="3" draw:end-shape="id154" draw:end-glue-point="1" svg:d="m18780 20367h-12700">
          <text:p/>
        </draw:connector>
        <draw:custom-shape draw:style-name="gr5" draw:text-style-name="P6" draw:id="id155" draw:layer="layout" svg:width="4.445cm" svg:height="0.635cm" svg:x="1.635cm" svg:y="22.59cm">
          <text:p text:style-name="P6">type/vos_TBuck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3.857cm" svg:y1="22.59cm" svg:x2="3.857cm" svg:y2="20.685cm" draw:start-shape="id155" draw:start-glue-point="0" draw:end-shape="id154" draw:end-glue-point="2" svg:d="m3857 22590v-1905">
          <text:p/>
        </draw:connector>
        <draw:custom-shape draw:style-name="gr5" draw:text-style-name="P6" draw:id="id156" draw:layer="layout" svg:width="3.81cm" svg:height="0.635cm" svg:x="18.78cm" svg:y="22.59cm">
          <text:p text:style-name="P6">op/vos_Buck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8.78cm" svg:y1="22.907cm" svg:x2="6.08cm" svg:y2="22.907cm" draw:start-shape="id156" draw:start-glue-point="3" draw:end-shape="id155" svg:d="m18780 22907h-12700">
          <text:p/>
        </draw:connector>
        <draw:connector draw:style-name="gr68" draw:text-style-name="P3" draw:layer="layout" draw:type="curve" svg:x1="20.685cm" svg:y1="22.59cm" svg:x2="20.685cm" svg:y2="20.685cm" draw:start-shape="id156" draw:start-glue-point="0" draw:end-shape="id153" draw:end-glue-point="2" svg:d="m20685 22590v-1905">
          <text:p/>
        </draw:connector>
        <draw:custom-shape draw:style-name="gr5" draw:text-style-name="P6" draw:id="id158" draw:layer="layout" svg:width="4.445cm" svg:height="0.635cm" svg:x="1.635cm" svg:y="25.13cm">
          <text:p text:style-name="P6">type/vos_TStmtMeta.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57" draw:layer="layout" svg:width="4.445cm" svg:height="0.635cm" svg:x="13.065cm" svg:y="25.13cm">
          <text:p text:style-name="P6">op/vos_StmtMeta.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3" draw:layer="layout" draw:type="curve" svg:x1="15.287cm" svg:y1="25.13cm" svg:x2="15.287cm" svg:y2="18.145cm" draw:start-shape="id157" draw:start-glue-point="0" draw:end-shape="id132" draw:end-glue-point="2" svg:d="m15287 25130v-6985">
          <text:p/>
        </draw:connector>
        <draw:connector draw:style-name="gr69" draw:text-style-name="P3" draw:layer="layout" draw:type="curve" svg:x1="13.065cm" svg:y1="25.447cm" svg:x2="6.08cm" svg:y2="25.447cm" draw:start-shape="id157" draw:start-glue-point="3" draw:end-shape="id158" draw:end-glue-point="1" svg:d="m13065 25447h-6985">
          <text:p/>
        </draw:connector>
        <draw:custom-shape draw:style-name="gr5" draw:text-style-name="P6" draw:id="id160" draw:layer="layout" svg:width="4.445cm" svg:height="0.635cm" svg:x="7.35cm" svg:y="27.67cm">
          <text:p text:style-name="P6">type/vos_TStmtS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61" draw:layer="layout" svg:width="4.445cm" svg:height="0.635cm" svg:x="7.35cm" svg:y="34.655cm">
          <text:p text:style-name="P6">op/vos_StmtS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3.857cm" svg:y1="30.21cm" svg:x2="9.572cm" svg:y2="28.305cm" draw:start-shape="id159" draw:start-glue-point="0" draw:end-shape="id160" svg:d="m3857 30210c0-1429 5715-477 5715-1905">
          <text:p/>
        </draw:connector>
        <draw:custom-shape draw:style-name="gr5" draw:text-style-name="P6" draw:id="id159" draw:layer="layout" svg:width="4.445cm" svg:height="0.635cm" svg:x="1.635cm" svg:y="30.21cm">
          <text:p text:style-name="P6">type/vos_TStm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9.572cm" svg:y1="34.655cm" svg:x2="3.857cm" svg:y2="30.845cm" draw:start-shape="id161" draw:start-glue-point="0" draw:end-shape="id159" draw:end-glue-point="2" svg:d="m9572 34655c0-2857-5715-953-5715-3810">
          <text:p/>
        </draw:connector>
        <draw:connector draw:style-name="gr68" draw:text-style-name="P3" draw:layer="layout" draw:type="curve" svg:x1="3.857cm" svg:y1="30.21cm" svg:x2="3.857cm" svg:y2="25.765cm" draw:start-shape="id159" draw:start-glue-point="0" draw:end-shape="id158" draw:end-glue-point="2" svg:d="m3857 30210v-4445">
          <text:p/>
        </draw:connector>
        <draw:custom-shape draw:style-name="gr5" draw:text-style-name="P6" draw:id="id162" draw:layer="layout" svg:width="4.445cm" svg:height="0.635cm" svg:x="13.065cm" svg:y="37.195cm">
          <text:p text:style-name="P6">op/vos_Stm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63" draw:layer="layout" svg:width="4.445cm" svg:height="0.635cm" svg:x="13.065cm" svg:y="30.21cm">
          <text:p text:style-name="P6">op/vos_StmtLoad.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5.287cm" svg:y1="37.195cm" svg:x2="9.572cm" svg:y2="35.29cm" draw:start-shape="id162" draw:start-glue-point="0" draw:end-shape="id161" draw:end-glue-point="2" svg:d="m15287 37195c0-1429-5715-477-5715-1905">
          <text:p/>
        </draw:connector>
        <draw:connector draw:style-name="gr68" draw:text-style-name="P3" draw:layer="layout" draw:type="curve" svg:x1="15.287cm" svg:y1="30.21cm" svg:x2="15.287cm" svg:y2="25.765cm" draw:start-shape="id163" draw:start-glue-point="0" draw:end-shape="id157" draw:end-glue-point="2" svg:d="m15287 30210v-4445">
          <text:p/>
        </draw:connector>
        <draw:connector draw:style-name="gr68" draw:text-style-name="P3" draw:layer="layout" draw:type="curve" svg:x1="13.065cm" svg:y1="30.527cm" svg:x2="6.08cm" svg:y2="30.527cm" draw:start-shape="id163" draw:start-glue-point="3" draw:end-shape="id159" draw:end-glue-point="1" svg:d="m13065 30527h-6985">
          <text:p/>
        </draw:connector>
        <draw:custom-shape draw:style-name="gr5" draw:text-style-name="P6" draw:id="id164" draw:layer="layout" svg:width="4.445cm" svg:height="0.635cm" svg:x="13.065cm" svg:y="30.845cm">
          <text:p text:style-name="P6">op/vos_StmtCreat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3.065cm" svg:y1="31.162cm" svg:x2="6.08cm" svg:y2="30.527cm" draw:start-shape="id164" draw:start-glue-point="3" draw:end-shape="id159" draw:end-glue-point="1" svg:d="m13065 31162c-5239 0-1747-635-6985-635">
          <text:p/>
        </draw:connector>
        <draw:custom-shape draw:style-name="gr5" draw:text-style-name="P6" draw:id="id165" draw:layer="layout" svg:width="4.445cm" svg:height="0.635cm" svg:x="13.065cm" svg:y="31.48cm">
          <text:p text:style-name="P6">op/vos_StmtSor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3.065cm" svg:y1="31.797cm" svg:x2="6.08cm" svg:y2="30.527cm" draw:start-shape="id165" draw:start-glue-point="3" draw:end-shape="id159" draw:end-glue-point="1" svg:d="m13065 31797c-5239 0-1747-1270-6985-1270">
          <text:p/>
        </draw:connector>
        <draw:custom-shape draw:style-name="gr5" draw:text-style-name="P6" draw:id="id166" draw:layer="layout" svg:width="4.445cm" svg:height="0.635cm" svg:x="13.065cm" svg:y="32.115cm">
          <text:p text:style-name="P6">op/vos_StmtJoin.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3.065cm" svg:y1="32.432cm" svg:x2="6.08cm" svg:y2="30.527cm" draw:start-shape="id166" draw:start-glue-point="3" draw:end-shape="id159" draw:end-glue-point="1" svg:d="m13065 32432c-5239 0-1747-1905-6985-1905">
          <text:p/>
        </draw:connector>
        <draw:connector draw:style-name="gr68" draw:text-style-name="P3" draw:layer="layout" draw:type="curve" svg:x1="15.287cm" svg:y1="37.195cm" svg:x2="15.287cm" svg:y2="32.75cm" draw:start-shape="id162" draw:start-glue-point="0" draw:end-shape="id166" draw:end-glue-point="2" svg:d="m15287 37195v-4445">
          <text:p/>
        </draw:connector>
      </draw:page>
      <draw:page draw:name="dependencies-2" draw:style-name="dp1" draw:master-page-name="Default">
        <draw:custom-shape draw:style-name="gr5" draw:text-style-name="P6" draw:id="id167" draw:layer="layout" svg:width="4.445cm" svg:height="0.635cm" svg:x="10.525cm" svg:y="6.08cm">
          <text:p text:style-name="P6">proc/vos_parser.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 draw:id="id168" draw:layer="layout" svg:width="4.445cm" svg:height="0.635cm" svg:x="2.27cm" svg:y="9.89cm">
          <text:p text:style-name="P6">op/vos_LL.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10.525cm" svg:y1="6.397cm" svg:x2="6.715cm" svg:y2="10.207cm" draw:start-shape="id167" draw:end-shape="id168" draw:end-glue-point="1" svg:d="m10525 6397c-2857 0-953 3810-3810 3810">
          <text:p/>
        </draw:connector>
        <draw:custom-shape draw:style-name="gr70" draw:text-style-name="P6" draw:id="id169" draw:layer="layout" svg:width="4.445cm" svg:height="0.635cm" svg:x="2.27cm" svg:y="7.985cm">
          <text:p text:style-name="P6">op/vos_Fil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10.525cm" svg:y1="6.397cm" svg:x2="6.715cm" svg:y2="8.302cm" draw:start-shape="id167" draw:start-glue-point="3" draw:end-shape="id169" draw:end-glue-point="1" svg:d="m10525 6397c-2857 0-953 1905-3810 1905">
          <text:p/>
        </draw:connector>
        <draw:custom-shape draw:style-name="gr70" draw:text-style-name="P6" draw:id="id170" draw:layer="layout" svg:width="4.445cm" svg:height="0.635cm" svg:x="2.27cm" svg:y="6.397cm">
          <text:p text:style-name="P6">op/vos_Stm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10.525cm" svg:y1="6.397cm" svg:x2="6.715cm" svg:y2="6.714cm" draw:start-shape="id167" draw:end-shape="id170" svg:d="m10525 6397c-2857 0-953 317-3810 317">
          <text:p/>
        </draw:connector>
        <draw:custom-shape draw:style-name="gr70" draw:text-style-name="P6" draw:id="id172" draw:layer="layout" svg:width="4.445cm" svg:height="0.635cm" svg:x="2.27cm" svg:y="4.175cm">
          <text:p text:style-name="P6">op/vos_StmtS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71" draw:layer="layout" svg:width="4.445cm" svg:height="0.635cm" svg:x="10.525cm" svg:y="2.27cm">
          <text:p text:style-name="P6">proc/vos_s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0.525cm" svg:y1="2.587cm" svg:x2="6.715cm" svg:y2="4.492cm" draw:start-shape="id171" draw:start-glue-point="3" draw:end-shape="id172" svg:d="m10525 2587c-2857 0-953 1905-3810 1905">
          <text:p/>
        </draw:connector>
        <draw:custom-shape draw:style-name="gr70" draw:text-style-name="P6" draw:id="id173" draw:layer="layout" svg:width="4.445cm" svg:height="0.635cm" svg:x="2.27cm" svg:y="2.27cm">
          <text:p text:style-name="P6">vos.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0.525cm" svg:y1="2.587cm" svg:x2="6.715cm" svg:y2="2.587cm" draw:start-shape="id171" draw:start-glue-point="3" draw:end-shape="id173" draw:end-glue-point="1" svg:d="m10525 2587h-3810">
          <text:p/>
        </draw:connector>
        <draw:custom-shape draw:style-name="gr72" draw:text-style-name="P6" draw:id="id175" draw:layer="layout" svg:width="4.445cm" svg:height="0.635cm" svg:x="17.51cm" svg:y="9.89cm">
          <text:p text:style-name="P6">type/vos_TMNod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 draw:id="id176" draw:layer="layout" svg:width="4.445cm" svg:height="0.635cm" svg:x="2.27cm" svg:y="11.795cm">
          <text:p text:style-name="P6">op/vos_Record.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74" draw:layer="layout" svg:width="4.445cm" svg:height="0.635cm" svg:x="10.525cm" svg:y="9.89cm">
          <text:p text:style-name="P6">proc/vos_sort_merg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 draw:layer="layout" draw:type="curve" svg:x1="14.97cm" svg:y1="10.207cm" svg:x2="17.51cm" svg:y2="10.207cm" draw:start-shape="id174" draw:start-glue-point="1" draw:end-shape="id175" draw:end-glue-point="3" svg:d="m14970 10207h2540">
          <text:p/>
        </draw:connector>
        <draw:connector draw:style-name="gr67" draw:text-style-name="P3" draw:layer="layout" draw:type="curve" svg:x1="10.525cm" svg:y1="10.207cm" svg:x2="6.715cm" svg:y2="12.112cm" draw:start-shape="id174" draw:start-glue-point="3" draw:end-shape="id176" draw:end-glue-point="1" svg:d="m10525 10207c-2857 0-953 1905-3810 1905">
          <text:p/>
        </draw:connector>
        <draw:connector draw:style-name="gr67" draw:text-style-name="P3" draw:layer="layout" draw:type="curve" svg:x1="10.525cm" svg:y1="10.207cm" svg:x2="6.715cm" svg:y2="10.207cm" draw:start-shape="id174" draw:start-glue-point="3" draw:end-shape="id168" draw:end-glue-point="1" svg:d="m10525 10207h-3810">
          <text:p/>
        </draw:connector>
        <draw:custom-shape draw:style-name="gr70" draw:text-style-name="P6" draw:id="id178" draw:layer="layout" svg:width="4.445cm" svg:height="0.635cm" svg:x="25.13cm" svg:y="9.89cm">
          <text:p text:style-name="P6">type/vos_TFil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 draw:id="id177" draw:layer="layout" svg:width="4.445cm" svg:height="0.635cm" svg:x="25.13cm" svg:y="11.795cm">
          <text:p text:style-name="P6">type/vos_TRecord.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 draw:layer="layout" draw:type="curve" svg:x1="21.955cm" svg:y1="10.207cm" svg:x2="25.13cm" svg:y2="12.112cm" draw:start-shape="id175" draw:end-shape="id177" draw:end-glue-point="3" svg:d="m21955 10207c2380 0 793 1905 3175 1905">
          <text:p/>
        </draw:connector>
        <draw:connector draw:style-name="gr67" draw:text-style-name="P3" draw:layer="layout" draw:type="curve" svg:x1="21.955cm" svg:y1="10.207cm" svg:x2="25.13cm" svg:y2="10.207cm" draw:start-shape="id175" draw:start-glue-point="1" draw:end-shape="id178" draw:end-glue-point="3" svg:d="m21955 10207h3175">
          <text:p/>
        </draw:connector>
        <draw:custom-shape draw:style-name="gr70" draw:text-style-name="P6" draw:id="id180" draw:layer="layout" svg:width="4.445cm" svg:height="0.635cm" svg:x="2.27cm" svg:y="13.7cm">
          <text:p text:style-name="P6">op/vos_StmtSor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id="id179" draw:layer="layout" svg:width="4.445cm" svg:height="0.635cm" svg:x="10.525cm" svg:y="13.7cm">
          <text:p text:style-name="P6">proc/vos_sor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6" draw:id="id181" draw:layer="layout" svg:width="4.445cm" svg:height="0.635cm" svg:x="17.51cm" svg:y="13.7cm">
          <text:p text:style-name="P6">type/vos_TProcSor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0.525cm" svg:y1="14.017cm" svg:x2="6.715cm" svg:y2="14.017cm" draw:start-shape="id179" draw:start-glue-point="3" draw:end-shape="id180" draw:end-glue-point="1" svg:d="m10525 14017h-3810">
          <text:p/>
        </draw:connector>
        <draw:connector draw:style-name="gr68" draw:text-style-name="P3" draw:layer="layout" draw:type="curve" svg:x1="14.97cm" svg:y1="14.017cm" svg:x2="17.51cm" svg:y2="14.017cm" draw:start-shape="id179" draw:start-glue-point="1" draw:end-shape="id181" draw:end-glue-point="3" svg:d="m14970 14017h2540">
          <text:p/>
        </draw:connector>
        <draw:connector draw:style-name="gr68" draw:text-style-name="P3" draw:layer="layout" draw:type="curve" svg:x1="12.747cm" svg:y1="13.7cm" svg:x2="12.747cm" svg:y2="10.525cm" draw:start-shape="id179" draw:start-glue-point="0" draw:end-shape="id174" draw:end-glue-point="2" svg:d="m12747 13700v-3175">
          <text:p/>
        </draw:connector>
        <draw:custom-shape draw:style-name="gr70" draw:text-style-name="P6" draw:id="id182" draw:layer="layout" svg:width="4.445cm" svg:height="0.635cm" svg:x="25.13cm" svg:y="13.7cm">
          <text:p text:style-name="P6">type/vos_TLL.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21.955cm" svg:y1="14.017cm" svg:x2="25.13cm" svg:y2="14.017cm" draw:start-shape="id181" draw:start-glue-point="1" draw:end-shape="id182" draw:end-glue-point="3" svg:d="m21955 14017h3175">
          <text:p/>
        </draw:connector>
        <draw:connector draw:style-name="gr68" draw:text-style-name="P3" draw:layer="layout" draw:type="curve" svg:x1="21.955cm" svg:y1="14.017cm" svg:x2="25.13cm" svg:y2="12.112cm" draw:start-shape="id181" draw:start-glue-point="1" draw:end-shape="id177" draw:end-glue-point="3" svg:d="m21955 14017c2380 0 793-1905 3175-1905">
          <text:p/>
        </draw:connector>
        <draw:custom-shape draw:style-name="gr72" draw:text-style-name="P6" draw:id="id183" draw:layer="layout" svg:width="4.445cm" svg:height="0.635cm" svg:x="2.27cm" svg:y="15.605cm">
          <text:p text:style-name="P6">&lt;pthread.h&g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 draw:layer="layout" draw:type="curve" svg:x1="10.525cm" svg:y1="14.017cm" svg:x2="6.715cm" svg:y2="15.922cm" draw:start-shape="id179" draw:start-glue-point="3" draw:end-shape="id183" draw:end-glue-point="1" svg:d="m10525 14017c-2857 0-953 1905-3810 1905">
          <text:p/>
        </draw:connector>
        <draw:custom-shape draw:style-name="gr5" draw:text-style-name="P6" draw:id="id184" draw:layer="layout" svg:width="4.445cm" svg:height="0.635cm" svg:x="10.525cm" svg:y="19.415cm">
          <text:p text:style-name="P6">proc/vos_creat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6" draw:id="id185" draw:layer="layout" svg:width="4.445cm" svg:height="0.635cm" svg:x="17.51cm" svg:y="19.415cm">
          <text:p text:style-name="P6">type/vos_TProcCreate.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14.97cm" svg:y1="19.732cm" svg:x2="17.51cm" svg:y2="19.732cm" draw:start-shape="id184" draw:start-glue-point="1" draw:end-shape="id185" draw:end-glue-point="3" svg:d="m14970 19732h2540">
          <text:p/>
        </draw:connector>
        <draw:custom-shape draw:style-name="gr70" draw:text-style-name="P6" draw:id="id186" draw:layer="layout" svg:width="4.445cm" svg:height="0.634cm" svg:x="25.13cm" svg:y="19.415cm">
          <text:p text:style-name="P6">type/vos_TStmtMeta.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21.955cm" svg:y1="19.732cm" svg:x2="25.13cm" svg:y2="19.732cm" draw:start-shape="id185" draw:start-glue-point="1" draw:end-shape="id186" draw:end-glue-point="3" svg:d="m21955 19732h3175">
          <text:p/>
        </draw:connector>
        <draw:custom-shape draw:style-name="gr70" draw:text-style-name="P6" draw:id="id187" draw:layer="layout" svg:width="4.445cm" svg:height="0.635cm" svg:x="25.13cm" svg:y="21.32cm">
          <text:p text:style-name="P6">type/vos_TBuck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21.955cm" svg:y1="19.732cm" svg:x2="25.13cm" svg:y2="21.637cm" draw:start-shape="id185" draw:start-glue-point="1" draw:end-shape="id187" draw:end-glue-point="3" svg:d="m21955 19732c2380 0 793 1905 3175 1905">
          <text:p/>
        </draw:connector>
        <draw:custom-shape draw:style-name="gr70" draw:text-style-name="P6" draw:id="id188" draw:layer="layout" svg:width="4.445cm" svg:height="0.635cm" svg:x="25.13cm" svg:y="23.225cm">
          <text:p text:style-name="P6">type/vos_TStm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21.955cm" svg:y1="19.732cm" svg:x2="25.13cm" svg:y2="23.542cm" draw:start-shape="id185" draw:start-glue-point="1" draw:end-shape="id188" draw:end-glue-point="3" svg:d="m21955 19732c2380 0 793 3810 3175 3810">
          <text:p/>
        </draw:connector>
        <draw:custom-shape draw:style-name="gr70" draw:text-style-name="P6" draw:id="id189" draw:layer="layout" svg:width="4.445cm" svg:height="0.635cm" svg:x="2.27cm" svg:y="19.415cm">
          <text:p text:style-name="P6">op/vos_Bucke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10.525cm" svg:y1="19.732cm" svg:x2="6.715cm" svg:y2="15.922cm" draw:start-shape="id184" draw:start-glue-point="3" draw:end-shape="id183" draw:end-glue-point="1" svg:d="m10525 19732c-2857 0-953-3810-3810-3810">
          <text:p/>
        </draw:connector>
        <draw:connector draw:style-name="gr71" draw:text-style-name="P3" draw:layer="layout" draw:type="curve" svg:x1="10.525cm" svg:y1="19.732cm" svg:x2="6.715cm" svg:y2="19.732cm" draw:start-shape="id184" draw:start-glue-point="3" draw:end-shape="id189" draw:end-glue-point="1" svg:d="m10525 19732h-3810">
          <text:p/>
        </draw:connector>
        <draw:custom-shape draw:style-name="gr5" draw:text-style-name="P6" draw:id="id190" draw:layer="layout" svg:width="4.445cm" svg:height="0.635cm" svg:x="10.525cm" svg:y="17.51cm">
          <text:p text:style-name="P6">proc/vos_join.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 draw:layer="layout" draw:type="curve" svg:x1="12.747cm" svg:y1="17.51cm" svg:x2="12.747cm" svg:y2="14.335cm" draw:start-shape="id190" draw:start-glue-point="0" draw:end-shape="id179" draw:end-glue-point="2" svg:d="m12747 17510v-3175">
          <text:p/>
        </draw:connector>
        <draw:connector draw:style-name="gr67" draw:text-style-name="P3" draw:layer="layout" draw:type="curve" svg:x1="10.525cm" svg:y1="17.827cm" svg:x2="6.715cm" svg:y2="17.827cm" draw:start-shape="id190" draw:start-glue-point="3" draw:end-shape="id191" draw:end-glue-point="1" svg:d="m10525 17827h-3810">
          <text:p/>
        </draw:connector>
        <draw:custom-shape draw:style-name="gr70" draw:text-style-name="P6" draw:id="id191" draw:layer="layout" svg:width="4.445cm" svg:height="0.635cm" svg:x="2.27cm" svg:y="17.51cm">
          <text:p text:style-name="P6">op/vos_StmtJoin.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 draw:id="id192" draw:layer="layout" svg:width="4.445cm" svg:height="0.635cm" svg:x="2.3cm" svg:y="21.365cm">
          <text:p text:style-name="P6">op/vos_Stmt.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3" draw:layer="layout" draw:type="curve" svg:x1="10.525cm" svg:y1="19.732cm" svg:x2="6.745cm" svg:y2="21.682cm" draw:end-shape="id192" draw:end-glue-point="1" svg:d="m10525 19732c-2460 0-570 1950-3780 19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erif'" style:font-style-name="Book"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21$Build-9319</meta:generator>
    <dc:title>Vos Design and Concept</dc:title>
    <dc:subject>Vos Design and Concept</dc:subject>
    <meta:initial-creator>Muhammad Shulhan</meta:initial-creator>
    <meta:creation-date>2008-02-23T13:12:54</meta:creation-date>
    <dc:date>2009-08-29T23:40:00</dc:date>
    <meta:keyword>vos</meta:keyword>
    <meta:editing-cycles>276</meta:editing-cycles>
    <meta:editing-duration>PT88H29M05S</meta:editing-duration>
    <meta:document-statistic meta:object-count="460"/>
    <meta:user-defined meta:name="Info 1"/>
    <meta:user-defined meta:name="Info 2"/>
    <meta:user-defined meta:name="Info 3"/>
    <meta:user-defined meta:name="Info 4"/>
  </office:meta>
</office:document-meta>
</file>